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1" svg:font-family="Arial" style:font-family-generic="swiss"/>
    <style:font-face style:name="Arial" svg:font-family="Arial" style:font-family-generic="swiss" style:font-pitch="variable"/>
  </office:font-face-decls>
  <office:automatic-styles>
    <style:style style:name="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P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48346" style:font-size-asian="14pt" style:font-size-complex="14pt"/>
    </style:style>
    <style:style style:name="P5" style:family="paragraph" style:parent-style-name="Standard" style:master-page-name="">
      <style:paragraph-properties fo:line-height="150%" style:page-number="auto" style:writing-mode="page">
        <style:tab-stops>
          <style:tab-stop style:position="0.393cm"/>
        </style:tab-stops>
      </style:paragraph-properties>
      <style:text-properties style:font-name="Arial" fo:font-size="14pt" style:font-size-asian="14pt" style:font-size-complex="14pt"/>
    </style:style>
    <style:style style:name="P6" style:family="paragraph" style:parent-style-name="Standard" style:master-page-name="">
      <style:paragraph-properties fo:line-height="150%" style:page-number="auto" style:writing-mode="page">
        <style:tab-stops>
          <style:tab-stop style:position="0.318cm"/>
        </style:tab-stops>
      </style:paragraph-properties>
      <style:text-properties style:font-name="Arial" fo:font-size="14pt" officeooo:paragraph-rsid="00048346" style:font-size-asian="14pt" style:font-size-complex="14pt"/>
    </style:style>
    <style:style style:name="P7" style:family="paragraph" style:parent-style-name="Standard" style:master-page-name="">
      <style:paragraph-properties fo:line-height="150%" style:page-number="auto" style:writing-mode="page">
        <style:tab-stops>
          <style:tab-stop style:position="0.376cm"/>
        </style:tab-stops>
      </style:paragraph-properties>
      <style:text-properties style:font-name="Arial" fo:font-size="14pt" style:font-size-asian="14pt" style:font-size-complex="14pt"/>
    </style:style>
    <style:style style:name="P8" style:family="paragraph" style:parent-style-name="Standard" style:master-page-name="">
      <style:paragraph-properties fo:line-height="150%" style:page-number="auto" style:writing-mode="page">
        <style:tab-stops>
          <style:tab-stop style:position="0.305cm"/>
        </style:tab-stops>
      </style:paragraph-properties>
      <style:text-properties style:font-name="Arial" fo:font-size="14pt" style:font-size-asian="14pt" style:font-size-complex="14pt"/>
    </style:style>
    <style:style style:name="P9" style:family="paragraph" style:parent-style-name="Standard" style:master-page-name="">
      <style:paragraph-properties fo:line-height="150%" style:page-number="auto" style:writing-mode="page">
        <style:tab-stops>
          <style:tab-stop style:position="0.496cm"/>
        </style:tab-stops>
      </style:paragraph-properties>
      <style:text-properties style:font-name="Arial" fo:font-size="14pt" style:font-size-asian="14pt" style:font-size-complex="14pt"/>
    </style:style>
    <style:style style:name="P10" style:family="paragraph" style:parent-style-name="Standard" style:master-page-name="">
      <style:paragraph-properties fo:line-height="150%" style:page-number="auto" style:writing-mode="page">
        <style:tab-stops>
          <style:tab-stop style:position="0.457cm"/>
        </style:tab-stops>
      </style:paragraph-properties>
      <style:text-properties style:font-name="Arial" fo:font-size="14pt" style:font-size-asian="14pt" style:font-size-complex="14pt"/>
    </style:style>
    <style:style style:name="P11" style:family="paragraph" style:parent-style-name="Standard" style:master-page-name="">
      <style:paragraph-properties fo:line-height="150%" style:page-number="auto" style:writing-mode="page">
        <style:tab-stops>
          <style:tab-stop style:position="0.476cm"/>
        </style:tab-stops>
      </style:paragraph-properties>
      <style:text-properties style:font-name="Arial" fo:font-size="14pt" style:font-size-asian="14pt" style:font-size-complex="14pt"/>
    </style:style>
    <style:style style:name="P12" style:family="paragraph" style:parent-style-name="Standard" style:master-page-name="">
      <style:paragraph-properties fo:line-height="150%" style:page-number="auto" style:writing-mode="page">
        <style:tab-stops>
          <style:tab-stop style:position="0.437cm"/>
        </style:tab-stops>
      </style:paragraph-properties>
      <style:text-properties style:font-name="Arial" fo:font-size="14pt" style:font-size-asian="14pt" style:font-size-complex="14pt"/>
    </style:style>
    <style:style style:name="P13" style:family="paragraph" style:parent-style-name="Standard" style:master-page-name="">
      <style:paragraph-properties fo:line-height="150%" style:page-number="auto" style:writing-mode="page">
        <style:tab-stops>
          <style:tab-stop style:position="0.469cm"/>
        </style:tab-stops>
      </style:paragraph-properties>
      <style:text-properties style:font-name="Arial" fo:font-size="14pt" style:font-size-asian="14pt" style:font-size-complex="14pt"/>
    </style:style>
    <style:style style:name="P14" style:family="paragraph" style:parent-style-name="Standard" style:master-page-name="">
      <style:paragraph-properties fo:line-height="150%" style:page-number="auto" style:writing-mode="page">
        <style:tab-stops>
          <style:tab-stop style:position="0.464cm"/>
        </style:tab-stops>
      </style:paragraph-properties>
      <style:text-properties style:font-name="Arial" fo:font-size="14pt" style:font-size-asian="14pt" style:font-size-complex="14pt"/>
    </style:style>
    <style:style style:name="P15" style:family="paragraph" style:parent-style-name="Standard" style:master-page-name="">
      <style:paragraph-properties fo:line-height="150%" style:page-number="auto" style:writing-mode="page">
        <style:tab-stops>
          <style:tab-stop style:position="0.42cm"/>
        </style:tab-stops>
      </style:paragraph-properties>
      <style:text-properties style:font-name="Arial" fo:font-size="14pt" style:font-size-asian="14pt" style:font-size-complex="14pt"/>
    </style:style>
    <style:style style:name="P16" style:family="paragraph" style:parent-style-name="Standard" style:master-page-name="">
      <style:paragraph-properties fo:line-height="150%" style:page-number="auto" style:writing-mode="page">
        <style:tab-stops>
          <style:tab-stop style:position="0.452cm"/>
        </style:tab-stops>
      </style:paragraph-properties>
      <style:text-properties style:font-name="Arial" fo:font-size="14pt" style:font-size-asian="14pt" style:font-size-complex="14pt"/>
    </style:style>
    <style:style style:name="P1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rsid="00048346" officeooo:paragraph-rsid="00048346" style:font-size-asian="14pt" style:font-size-complex="14pt"/>
    </style:style>
    <style:style style:name="P18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19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048346" style:font-size-asian="14pt" style:font-size-complex="14pt"/>
    </style:style>
    <style:style style:name="P20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officeooo:paragraph-rsid="00048346" style:font-size-asian="14pt" style:font-size-complex="14pt"/>
    </style:style>
    <style:style style:name="P21" style:family="paragraph" style:parent-style-name="Standard">
      <style:paragraph-properties fo:line-height="150%" style:writing-mode="page"/>
      <style:text-properties style:font-name="Arial" fo:font-size="14pt" style:font-size-asian="14pt" style:font-size-complex="14pt"/>
    </style:style>
    <style:style style:name="P22" style:family="paragraph" style:parent-style-name="Standard">
      <style:paragraph-properties fo:line-height="150%" style:writing-mode="page"/>
      <style:text-properties style:font-name="Arial" fo:font-size="14pt" officeooo:paragraph-rsid="00048346" style:font-size-asian="14pt" style:font-size-complex="14pt"/>
    </style:style>
    <style:style style:name="P23" style:family="paragraph" style:parent-style-name="Standard">
      <style:paragraph-properties fo:line-height="150%" style:writing-mode="page">
        <style:tab-stops>
          <style:tab-stop style:position="0.393cm"/>
        </style:tab-stops>
      </style:paragraph-properties>
      <style:text-properties style:font-name="Arial" fo:font-size="14pt" officeooo:paragraph-rsid="00048346" style:font-size-asian="14pt" style:font-size-complex="14pt"/>
    </style:style>
    <style:style style:name="P24" style:family="paragraph" style:parent-style-name="Standard">
      <style:paragraph-properties fo:line-height="150%" style:writing-mode="page">
        <style:tab-stops>
          <style:tab-stop style:position="0.318cm"/>
        </style:tab-stops>
      </style:paragraph-properties>
      <style:text-properties style:font-name="Arial" fo:font-size="14pt" officeooo:paragraph-rsid="00048346" style:font-size-asian="14pt" style:font-size-complex="14pt"/>
    </style:style>
    <style:style style:name="P25" style:family="paragraph" style:parent-style-name="Standard">
      <style:paragraph-properties fo:line-height="150%" style:writing-mode="page"/>
      <style:text-properties style:font-name="Arial" fo:font-size="14pt" officeooo:rsid="00048346" officeooo:paragraph-rsid="00048346" style:font-size-asian="14pt" style:font-size-complex="14pt"/>
    </style:style>
    <style:style style:name="P26" style:family="paragraph" style:parent-style-name="Standard">
      <style:paragraph-properties fo:line-height="150%" style:writing-mode="page"/>
      <style:text-properties officeooo:paragraph-rsid="00048346"/>
    </style:style>
    <style:style style:name="P27" style:family="paragraph" style:parent-style-name="Standard" style:master-page-name="PageStyle0">
      <style:paragraph-properties fo:line-height="150%" style:page-number="auto" style:writing-mode="page"/>
      <style:text-properties style:font-name="Arial" fo:font-size="14pt" officeooo:rsid="00048346" officeooo:paragraph-rsid="00048346" style:font-size-asian="14pt" style:font-size-complex="14pt"/>
    </style:style>
    <style:style style:name="P2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9c53c" style:font-size-asian="14pt" style:font-size-complex="14pt"/>
    </style:style>
    <style:style style:name="P30" style:family="paragraph" style:parent-style-name="Standard" style:master-page-name="">
      <style:paragraph-properties fo:line-height="150%" style:page-number="auto" style:writing-mode="page">
        <style:tab-stops>
          <style:tab-stop style:position="0.483cm"/>
        </style:tab-stops>
      </style:paragraph-properties>
      <style:text-properties style:font-name="Arial" fo:font-size="14pt" style:font-size-asian="14pt" style:font-size-complex="14pt"/>
    </style:style>
    <style:style style:name="P31" style:family="paragraph" style:parent-style-name="Standard" style:master-page-name="">
      <style:paragraph-properties fo:line-height="150%" style:page-number="auto" style:writing-mode="page">
        <style:tab-stops>
          <style:tab-stop style:position="0.445cm"/>
        </style:tab-stops>
      </style:paragraph-properties>
      <style:text-properties style:font-name="Arial" fo:font-size="14pt" officeooo:paragraph-rsid="0009c53c" style:font-size-asian="14pt" style:font-size-complex="14pt"/>
    </style:style>
    <style:style style:name="P32" style:family="paragraph" style:parent-style-name="Standard" style:master-page-name="">
      <style:paragraph-properties fo:line-height="150%" style:page-number="auto" style:writing-mode="page">
        <style:tab-stops>
          <style:tab-stop style:position="0.386cm"/>
        </style:tab-stops>
      </style:paragraph-properties>
      <style:text-properties style:font-name="Arial" fo:font-size="14pt" style:font-size-asian="14pt" style:font-size-complex="14pt"/>
    </style:style>
    <style:style style:name="P33" style:family="paragraph" style:parent-style-name="Standard" style:master-page-name="">
      <style:paragraph-properties fo:line-height="150%" style:page-number="auto" style:writing-mode="page">
        <style:tab-stops>
          <style:tab-stop style:position="0.386cm"/>
        </style:tab-stops>
      </style:paragraph-properties>
      <style:text-properties style:font-name="Arial" fo:font-size="14pt" officeooo:paragraph-rsid="000fdbb7" style:font-size-asian="14pt" style:font-size-complex="14pt"/>
    </style:style>
    <style:style style:name="P34" style:family="paragraph" style:parent-style-name="Standard" style:master-page-name="">
      <style:paragraph-properties fo:line-height="150%" style:page-number="auto" style:writing-mode="page">
        <style:tab-stops>
          <style:tab-stop style:position="0.503cm"/>
        </style:tab-stops>
      </style:paragraph-properties>
      <style:text-properties style:font-name="Arial" fo:font-size="14pt" style:font-size-asian="14pt" style:font-size-complex="14pt"/>
    </style:style>
    <style:style style:name="P35" style:family="paragraph" style:parent-style-name="Standard" style:master-page-name="">
      <style:paragraph-properties fo:line-height="150%" style:page-number="auto" style:writing-mode="page">
        <style:tab-stops>
          <style:tab-stop style:position="0.503cm"/>
        </style:tab-stops>
      </style:paragraph-properties>
      <style:text-properties style:font-name="Arial" fo:font-size="14pt" officeooo:paragraph-rsid="00124ccf" style:font-size-asian="14pt" style:font-size-complex="14pt"/>
    </style:style>
    <style:style style:name="P3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cfb9d" style:font-size-asian="14pt" style:font-size-complex="14pt"/>
    </style:style>
    <style:style style:name="P37" style:family="paragraph" style:parent-style-name="Standard" style:master-page-name="">
      <style:paragraph-properties fo:line-height="150%" style:page-number="auto" style:writing-mode="page">
        <style:tab-stops>
          <style:tab-stop style:position="0.393cm"/>
        </style:tab-stops>
      </style:paragraph-properties>
      <style:text-properties style:font-name="Arial" fo:font-size="14pt" style:font-size-asian="14pt" style:font-size-complex="14pt"/>
    </style:style>
    <style:style style:name="P38" style:family="paragraph" style:parent-style-name="Standard" style:master-page-name="">
      <style:paragraph-properties fo:line-height="150%" style:page-number="auto" style:writing-mode="page">
        <style:tab-stops>
          <style:tab-stop style:position="0.393cm"/>
        </style:tab-stops>
      </style:paragraph-properties>
      <style:text-properties style:font-name="Arial" fo:font-size="14pt" officeooo:paragraph-rsid="000cfb9d" style:font-size-asian="14pt" style:font-size-complex="14pt"/>
    </style:style>
    <style:style style:name="P3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fdbb7" style:font-size-asian="14pt" style:font-size-complex="14pt"/>
    </style:style>
    <style:style style:name="P40" style:family="paragraph" style:parent-style-name="Standard" style:master-page-name="">
      <style:paragraph-properties fo:line-height="150%" style:page-number="auto" style:writing-mode="page">
        <style:tab-stops>
          <style:tab-stop style:position="0.369cm"/>
        </style:tab-stops>
      </style:paragraph-properties>
      <style:text-properties style:font-name="Arial" fo:font-size="14pt" officeooo:paragraph-rsid="000fdbb7" style:font-size-asian="14pt" style:font-size-complex="14pt"/>
    </style:style>
    <style:style style:name="P41" style:family="paragraph" style:parent-style-name="Standard" style:master-page-name="">
      <style:paragraph-properties fo:line-height="150%" style:page-number="auto" style:writing-mode="page">
        <style:tab-stops>
          <style:tab-stop style:position="0.356cm"/>
        </style:tab-stops>
      </style:paragraph-properties>
      <style:text-properties style:font-name="Arial" fo:font-size="14pt" style:font-size-asian="14pt" style:font-size-complex="14pt"/>
    </style:style>
    <style:style style:name="P42" style:family="paragraph" style:parent-style-name="Standard" style:master-page-name="">
      <style:paragraph-properties fo:line-height="150%" style:page-number="auto" style:writing-mode="page">
        <style:tab-stops>
          <style:tab-stop style:position="0.4cm"/>
        </style:tab-stops>
      </style:paragraph-properties>
      <style:text-properties style:font-name="Arial" fo:font-size="14pt" style:font-size-asian="14pt" style:font-size-complex="14pt"/>
    </style:style>
    <style:style style:name="P43" style:family="paragraph" style:parent-style-name="Standard" style:master-page-name="">
      <style:paragraph-properties fo:line-height="150%" style:page-number="auto" style:writing-mode="page">
        <style:tab-stops>
          <style:tab-stop style:position="0.242cm"/>
        </style:tab-stops>
      </style:paragraph-properties>
      <style:text-properties style:font-name="Arial" fo:font-size="14pt" officeooo:paragraph-rsid="00124ccf" style:font-size-asian="14pt" style:font-size-complex="14pt"/>
    </style:style>
    <style:style style:name="P4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24ccf" style:font-size-asian="14pt" style:font-size-complex="14pt"/>
    </style:style>
    <style:style style:name="P45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6" style:family="paragraph" style:parent-style-name="Standard" style:master-page-name="">
      <style:paragraph-properties fo:line-height="150%" style:page-number="auto" style:writing-mode="page">
        <style:tab-stops>
          <style:tab-stop style:position="0.469cm"/>
        </style:tab-stops>
      </style:paragraph-properties>
      <style:text-properties style:font-name="Arial" fo:font-size="14pt" style:font-size-asian="14pt" style:font-size-complex="14pt"/>
    </style:style>
    <style:style style:name="P4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3b946" style:font-size-asian="14pt" style:font-size-complex="14pt"/>
    </style:style>
    <style:style style:name="P48" style:family="paragraph" style:parent-style-name="Standard" style:master-page-name="">
      <style:paragraph-properties fo:line-height="150%" style:page-number="auto" style:writing-mode="page">
        <style:tab-stops>
          <style:tab-stop style:position="0.489cm"/>
        </style:tab-stops>
      </style:paragraph-properties>
      <style:text-properties style:font-name="Arial" fo:font-size="14pt" officeooo:paragraph-rsid="0013b946" style:font-size-asian="14pt" style:font-size-complex="14pt"/>
    </style:style>
    <style:style style:name="P4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999a" style:font-size-asian="14pt" style:font-size-complex="14pt"/>
    </style:style>
    <style:style style:name="P50" style:family="paragraph" style:parent-style-name="Standard" style:master-page-name="">
      <style:paragraph-properties fo:line-height="150%" style:page-number="auto" style:writing-mode="page"/>
    </style:style>
    <style:style style:name="P51" style:family="paragraph" style:parent-style-name="Standard">
      <style:paragraph-properties fo:line-height="150%" style:writing-mode="page"/>
      <style:text-properties style:font-name="Arial" fo:font-size="14pt" style:font-size-asian="14pt" style:font-size-complex="14pt"/>
    </style:style>
    <style:style style:name="P52" style:family="paragraph" style:parent-style-name="Standard">
      <style:paragraph-properties fo:line-height="150%" style:writing-mode="page"/>
      <style:text-properties style:font-name="Arial" fo:font-size="14pt" officeooo:paragraph-rsid="00048346" style:font-size-asian="14pt" style:font-size-complex="14pt"/>
    </style:style>
    <style:style style:name="P53" style:family="paragraph" style:parent-style-name="Standard">
      <style:paragraph-properties fo:line-height="150%" style:writing-mode="page"/>
      <style:text-properties style:font-name="Arial" fo:font-size="14pt" officeooo:paragraph-rsid="0009c53c" style:font-size-asian="14pt" style:font-size-complex="14pt"/>
    </style:style>
    <style:style style:name="P54" style:family="paragraph" style:parent-style-name="Standard">
      <style:paragraph-properties fo:line-height="150%" style:writing-mode="page">
        <style:tab-stops>
          <style:tab-stop style:position="0.483cm"/>
        </style:tab-stops>
      </style:paragraph-properties>
      <style:text-properties style:font-name="Arial" fo:font-size="14pt" style:font-size-asian="14pt" style:font-size-complex="14pt"/>
    </style:style>
    <style:style style:name="P55" style:family="paragraph" style:parent-style-name="Standard">
      <style:paragraph-properties fo:line-height="150%" style:writing-mode="page">
        <style:tab-stops>
          <style:tab-stop style:position="0.483cm"/>
        </style:tab-stops>
      </style:paragraph-properties>
      <style:text-properties style:font-name="Arial" fo:font-size="14pt" officeooo:paragraph-rsid="0009c53c" style:font-size-asian="14pt" style:font-size-complex="14pt"/>
    </style:style>
    <style:style style:name="P56" style:family="paragraph" style:parent-style-name="Standard">
      <style:paragraph-properties fo:line-height="150%" style:writing-mode="page">
        <style:tab-stops>
          <style:tab-stop style:position="0.445cm"/>
        </style:tab-stops>
      </style:paragraph-properties>
      <style:text-properties style:font-name="Arial" fo:font-size="14pt" officeooo:paragraph-rsid="0009c53c" style:font-size-asian="14pt" style:font-size-complex="14pt"/>
    </style:style>
    <style:style style:name="P57" style:family="paragraph" style:parent-style-name="Standard">
      <style:paragraph-properties fo:line-height="150%" style:writing-mode="page">
        <style:tab-stops>
          <style:tab-stop style:position="0.386cm"/>
        </style:tab-stops>
      </style:paragraph-properties>
      <style:text-properties style:font-name="Arial" fo:font-size="14pt" officeooo:paragraph-rsid="0009c53c" style:font-size-asian="14pt" style:font-size-complex="14pt"/>
    </style:style>
    <style:style style:name="P58" style:family="paragraph" style:parent-style-name="Standard">
      <style:paragraph-properties fo:line-height="150%" style:writing-mode="page">
        <style:tab-stops>
          <style:tab-stop style:position="0.386cm"/>
        </style:tab-stops>
      </style:paragraph-properties>
      <style:text-properties style:font-name="Arial" fo:font-size="14pt" officeooo:paragraph-rsid="000fdbb7" style:font-size-asian="14pt" style:font-size-complex="14pt"/>
    </style:style>
    <style:style style:name="P59" style:family="paragraph" style:parent-style-name="Standard">
      <style:paragraph-properties fo:line-height="150%" style:writing-mode="page">
        <style:tab-stops>
          <style:tab-stop style:position="0.503cm"/>
        </style:tab-stops>
      </style:paragraph-properties>
      <style:text-properties style:font-name="Arial" fo:font-size="14pt" style:font-size-asian="14pt" style:font-size-complex="14pt"/>
    </style:style>
    <style:style style:name="P60" style:family="paragraph" style:parent-style-name="Standard">
      <style:paragraph-properties fo:line-height="150%" style:writing-mode="page">
        <style:tab-stops>
          <style:tab-stop style:position="0.503cm"/>
        </style:tab-stops>
      </style:paragraph-properties>
      <style:text-properties style:font-name="Arial" fo:font-size="14pt" officeooo:paragraph-rsid="000cfb9d" style:font-size-asian="14pt" style:font-size-complex="14pt"/>
    </style:style>
    <style:style style:name="P61" style:family="paragraph" style:parent-style-name="Standard">
      <style:paragraph-properties fo:line-height="150%" style:writing-mode="page">
        <style:tab-stops>
          <style:tab-stop style:position="0.503cm"/>
        </style:tab-stops>
      </style:paragraph-properties>
      <style:text-properties style:font-name="Arial" fo:font-size="14pt" officeooo:paragraph-rsid="00124ccf" style:font-size-asian="14pt" style:font-size-complex="14pt"/>
    </style:style>
    <style:style style:name="P62" style:family="paragraph" style:parent-style-name="Standard">
      <style:paragraph-properties fo:line-height="150%" style:writing-mode="page"/>
      <style:text-properties style:font-name="Arial" fo:font-size="14pt" officeooo:paragraph-rsid="000cfb9d" style:font-size-asian="14pt" style:font-size-complex="14pt"/>
    </style:style>
    <style:style style:name="P63" style:family="paragraph" style:parent-style-name="Standard">
      <style:paragraph-properties fo:line-height="150%" style:writing-mode="page">
        <style:tab-stops>
          <style:tab-stop style:position="0.393cm"/>
        </style:tab-stops>
      </style:paragraph-properties>
      <style:text-properties style:font-name="Arial" fo:font-size="14pt" style:font-size-asian="14pt" style:font-size-complex="14pt"/>
    </style:style>
    <style:style style:name="P64" style:family="paragraph" style:parent-style-name="Standard">
      <style:paragraph-properties fo:line-height="150%" style:writing-mode="page">
        <style:tab-stops>
          <style:tab-stop style:position="0.393cm"/>
        </style:tab-stops>
      </style:paragraph-properties>
      <style:text-properties style:font-name="Arial" fo:font-size="14pt" officeooo:paragraph-rsid="000cfb9d" style:font-size-asian="14pt" style:font-size-complex="14pt"/>
    </style:style>
    <style:style style:name="P65" style:family="paragraph" style:parent-style-name="Standard">
      <style:paragraph-properties fo:line-height="150%" style:writing-mode="page"/>
      <style:text-properties style:font-name="Arial" fo:font-size="14pt" officeooo:paragraph-rsid="000fdbb7" style:font-size-asian="14pt" style:font-size-complex="14pt"/>
    </style:style>
    <style:style style:name="P66" style:family="paragraph" style:parent-style-name="Standard">
      <style:paragraph-properties fo:line-height="150%" style:writing-mode="page">
        <style:tab-stops>
          <style:tab-stop style:position="0.369cm"/>
        </style:tab-stops>
      </style:paragraph-properties>
      <style:text-properties style:font-name="Arial" fo:font-size="14pt" officeooo:paragraph-rsid="000fdbb7" style:font-size-asian="14pt" style:font-size-complex="14pt"/>
    </style:style>
    <style:style style:name="P67" style:family="paragraph" style:parent-style-name="Standard">
      <style:paragraph-properties fo:line-height="150%" style:writing-mode="page">
        <style:tab-stops>
          <style:tab-stop style:position="0.356cm"/>
        </style:tab-stops>
      </style:paragraph-properties>
      <style:text-properties style:font-name="Arial" fo:font-size="14pt" style:font-size-asian="14pt" style:font-size-complex="14pt"/>
    </style:style>
    <style:style style:name="P68" style:family="paragraph" style:parent-style-name="Standard">
      <style:paragraph-properties fo:line-height="150%" style:writing-mode="page">
        <style:tab-stops>
          <style:tab-stop style:position="0.4cm"/>
        </style:tab-stops>
      </style:paragraph-properties>
      <style:text-properties style:font-name="Arial" fo:font-size="14pt" style:font-size-asian="14pt" style:font-size-complex="14pt"/>
    </style:style>
    <style:style style:name="P69" style:family="paragraph" style:parent-style-name="Standard">
      <style:paragraph-properties fo:line-height="150%" style:writing-mode="page">
        <style:tab-stops>
          <style:tab-stop style:position="0.242cm"/>
        </style:tab-stops>
      </style:paragraph-properties>
      <style:text-properties style:font-name="Arial" fo:font-size="14pt" officeooo:paragraph-rsid="00124ccf" style:font-size-asian="14pt" style:font-size-complex="14pt"/>
    </style:style>
    <style:style style:name="P70" style:family="paragraph" style:parent-style-name="Standard">
      <style:paragraph-properties fo:line-height="150%" style:writing-mode="page"/>
      <style:text-properties style:font-name="Arial" fo:font-size="14pt" officeooo:paragraph-rsid="00124ccf" style:font-size-asian="14pt" style:font-size-complex="14pt"/>
    </style:style>
    <style:style style:name="P71" style:family="paragraph" style:parent-style-name="Standard" style:list-style-name="">
      <style:paragraph-properties fo:line-height="150%" style:writing-mode="page"/>
      <style:text-properties style:font-name="Arial" fo:font-size="14pt" style:font-size-asian="14pt" style:font-size-complex="14pt"/>
    </style:style>
    <style:style style:name="P72" style:family="paragraph" style:parent-style-name="Standard">
      <style:paragraph-properties fo:line-height="150%" style:writing-mode="page">
        <style:tab-stops>
          <style:tab-stop style:position="0.469cm"/>
        </style:tab-stops>
      </style:paragraph-properties>
      <style:text-properties style:font-name="Arial" fo:font-size="14pt" style:font-size-asian="14pt" style:font-size-complex="14pt"/>
    </style:style>
    <style:style style:name="P73" style:family="paragraph" style:parent-style-name="Standard">
      <style:paragraph-properties fo:line-height="150%" style:writing-mode="page"/>
      <style:text-properties style:font-name="Arial" fo:font-size="14pt" officeooo:paragraph-rsid="0013b946" style:font-size-asian="14pt" style:font-size-complex="14pt"/>
    </style:style>
    <style:style style:name="P74" style:family="paragraph" style:parent-style-name="Standard">
      <style:paragraph-properties fo:line-height="150%" style:writing-mode="page">
        <style:tab-stops>
          <style:tab-stop style:position="0.489cm"/>
        </style:tab-stops>
      </style:paragraph-properties>
      <style:text-properties style:font-name="Arial" fo:font-size="14pt" officeooo:paragraph-rsid="0013b946" style:font-size-asian="14pt" style:font-size-complex="14pt"/>
    </style:style>
    <style:style style:name="P75" style:family="paragraph" style:parent-style-name="Standard">
      <style:paragraph-properties fo:line-height="150%" style:writing-mode="page"/>
      <style:text-properties style:font-name="Arial" fo:font-size="14pt" officeooo:paragraph-rsid="0015999a" style:font-size-asian="14pt" style:font-size-complex="14pt"/>
    </style:style>
    <style:style style:name="P76" style:family="paragraph" style:parent-style-name="Standard">
      <style:paragraph-properties fo:line-height="150%" style:writing-mode="page">
        <style:tab-stops>
          <style:tab-stop style:position="0.503cm"/>
        </style:tab-stops>
      </style:paragraph-properties>
      <style:text-properties style:font-name="Arial" fo:font-size="14pt" officeooo:rsid="0009c53c" officeooo:paragraph-rsid="0009c53c" style:font-size-asian="14pt" style:font-size-complex="14pt"/>
    </style:style>
    <style:style style:name="P77" style:family="paragraph" style:parent-style-name="Standard">
      <style:paragraph-properties fo:line-height="150%" style:writing-mode="page"/>
      <style:text-properties style:font-name="Arial" fo:font-size="14pt" officeooo:rsid="000cfb9d" officeooo:paragraph-rsid="000cfb9d" style:font-size-asian="14pt" style:font-size-complex="14pt"/>
    </style:style>
    <style:style style:name="P78" style:family="paragraph" style:parent-style-name="Standard">
      <style:paragraph-properties fo:line-height="150%" style:writing-mode="page"/>
      <style:text-properties style:font-name="Arial" fo:font-size="14pt" officeooo:rsid="000fdbb7" officeooo:paragraph-rsid="000fdbb7" style:font-size-asian="14pt" style:font-size-complex="14pt"/>
    </style:style>
    <style:style style:name="P79" style:family="paragraph" style:parent-style-name="Standard" style:list-style-name="">
      <style:paragraph-properties fo:line-height="150%" style:writing-mode="page"/>
      <style:text-properties style:font-name="Arial" fo:font-size="14pt" officeooo:rsid="00124ccf" officeooo:paragraph-rsid="00124ccf" style:font-size-asian="14pt" style:font-size-complex="14pt"/>
    </style:style>
    <style:style style:name="P80" style:family="paragraph" style:parent-style-name="Standard">
      <style:paragraph-properties fo:line-height="150%" style:writing-mode="page"/>
      <style:text-properties style:font-name="Arial" fo:font-size="14pt" officeooo:rsid="00124ccf" officeooo:paragraph-rsid="00124ccf" style:font-size-asian="14pt" style:font-size-complex="14pt"/>
    </style:style>
    <style:style style:name="P81" style:family="paragraph" style:parent-style-name="Standard">
      <style:paragraph-properties fo:line-height="150%" style:writing-mode="page"/>
      <style:text-properties style:font-name="Arial" fo:font-size="14pt" officeooo:rsid="0013b946" officeooo:paragraph-rsid="0013b946" style:font-size-asian="14pt" style:font-size-complex="14pt"/>
    </style:style>
    <style:style style:name="P82" style:family="paragraph" style:parent-style-name="Standard">
      <style:paragraph-properties fo:line-height="150%" style:writing-mode="page"/>
      <style:text-properties style:font-name="Arial" fo:font-size="14pt" officeooo:rsid="0015999a" officeooo:paragraph-rsid="0015999a" style:font-size-asian="14pt" style:font-size-complex="14pt"/>
    </style:style>
    <style:style style:name="P83" style:family="paragraph" style:parent-style-name="Standard">
      <style:paragraph-properties fo:line-height="150%" style:writing-mode="page"/>
      <style:text-properties officeooo:paragraph-rsid="0009c53c"/>
    </style:style>
    <style:style style:name="P84" style:family="paragraph" style:parent-style-name="Standard">
      <style:paragraph-properties fo:line-height="150%" style:writing-mode="page"/>
      <style:text-properties officeooo:rsid="0009c53c" officeooo:paragraph-rsid="0009c53c"/>
    </style:style>
    <style:style style:name="P85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6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style:font-size-asian="14pt" style:font-size-complex="14pt"/>
    </style:style>
    <style:style style:name="P87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officeooo:paragraph-rsid="0009c53c" style:font-size-asian="14pt" style:font-size-complex="14pt"/>
    </style:style>
    <style:style style:name="P88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officeooo:paragraph-rsid="000fdbb7" style:font-size-asian="14pt" style:font-size-complex="14pt"/>
    </style:style>
    <style:style style:name="P89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officeooo:paragraph-rsid="0010de30" style:font-size-asian="14pt" style:font-size-complex="14pt"/>
    </style:style>
    <style:style style:name="P90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officeooo:paragraph-rsid="00124ccf" style:font-size-asian="14pt" style:font-size-complex="14pt"/>
    </style:style>
    <style:style style:name="P91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officeooo:rsid="000fdbb7" officeooo:paragraph-rsid="000fdbb7" style:font-size-asian="14pt" style:font-size-complex="14pt"/>
    </style:style>
    <style:style style:name="P92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93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09c53c" style:font-size-asian="14pt" style:font-size-complex="14pt"/>
    </style:style>
    <style:style style:name="P94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0fdbb7" style:font-size-asian="14pt" style:font-size-complex="14pt"/>
    </style:style>
    <style:style style:name="P95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24ccf" style:font-size-asian="14pt" style:font-size-complex="14pt"/>
    </style:style>
    <style:style style:name="P9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rsid="000fdbb7" officeooo:paragraph-rsid="000fdbb7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size="14pt" officeooo:rsid="00048346" style:font-size-asian="14pt" style:font-size-complex="14pt"/>
    </style:style>
    <style:style style:name="T3" style:family="text">
      <style:text-properties officeooo:rsid="00048346"/>
    </style:style>
    <style:style style:name="T4" style:family="text">
      <style:text-properties officeooo:rsid="0009c53c"/>
    </style:style>
    <style:style style:name="T5" style:family="text">
      <style:text-properties officeooo:rsid="000cfb9d"/>
    </style:style>
    <style:style style:name="T6" style:family="text">
      <style:text-properties style:font-name="Arial1" officeooo:rsid="000edaa6"/>
    </style:style>
    <style:style style:name="T7" style:family="text">
      <style:text-properties officeooo:rsid="000fdbb7"/>
    </style:style>
    <style:style style:name="T8" style:family="text">
      <style:text-properties officeooo:rsid="00124ccf"/>
    </style:style>
    <style:style style:name="T9" style:family="text">
      <style:text-properties officeooo:rsid="0013b946"/>
    </style:style>
    <style:style style:name="T10" style:family="text">
      <style:text-properties officeooo:rsid="0015999a"/>
    </style:style>
    <style:style style:name="Sect1" style:family="section">
      <style:section-properties fo:margin-left="2.54cm" fo:margin-right="8.648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p text:style-name="P27">ŠTEFAN ŽÁRY</text:p>
        <text:p text:style-name="P17">CESTA</text:p>
        <text:p text:style-name="P21"/>
        <text:p text:style-name="P21"/>
        <text:p text:style-name="P21">NÁVŠTEVA</text:p>
        <text:p text:style-name="P3"/>
        <text:p text:style-name="P3">ŠTEPNICA</text:p>
        <text:p text:style-name="P3"/>
        <text:p text:style-name="P22">Formujem hlinku slov a obrazov</text:p>
        <text:p text:style-name="P22">na stavbu novej, krásnej básne,</text:p>
        <text:p text:style-name="P22">sťa lastovica blato v zobáku</text:p>
        <text:p text:style-name="P22">na stavbu hniezda.</text:p>
        <text:p text:style-name="P3"/>
        <text:p text:style-name="P21"/>
        <text:p text:style-name="P21"/>
        <text:p text:style-name="P22">Nad domom môjho detstva</text:p>
        <text:p text:style-name="P22">svietilo najkrajšie slnko.</text:p>
        <text:p text:style-name="P3">Najspevavejšie vtáky náš dom oblietaly.</text:p>
        <text:p text:style-name="P3"><text:soft-page-break/>Najvoňavejšie ruže múry oplietaly.</text:p>
        <text:p text:style-name="P4">Nad domom môjho detstva rástol najkrajší agá<text:span text:style-name="T3">t</text:span>.</text:p>
        <text:p text:style-name="P22">A v okne dve oči: jaspis a achát.</text:p>
        <text:p text:style-name="P3"/>
        <text:p text:style-name="P21">To moja matka</text:p>
        <text:p text:style-name="P3">medzi rozmarín a muškáty</text:p>
        <text:p text:style-name="P3">vložila svoju zhavranelú hlavu.</text:p>
        <text:p text:style-name="P4">Slnko jej vtkalo do slúch dukáty,</text:p>
        <text:p text:style-name="P22">vkotúlajúc ich do pokladničky</text:p>
        <text:p text:style-name="P22">plodného života.</text:p>
        <text:p text:style-name="P3"/>
        <text:p text:style-name="P21"/>
        <text:p text:style-name="P22">Vraciam sa k tebe, <text:span text:style-name="T3">úžľ</text:span>abina detstva,</text:p>
        <text:p text:style-name="P22">po rokoch, s mozo<text:span text:style-name="T3">ľ</text:span>mi;</text:p>
        <text:p text:style-name="P22">palicou <text:span text:style-name="T3">ď</text:span>obkám, ohmatávam tvoje sinky</text:p>
        <text:p text:style-name="P22">a tvoje hrdé reliéfy.</text:p>
        <text:p text:style-name="P3"/>
        <text:p text:style-name="P22">Vraciam sa k tebe, ty studňa nevysychajúca</text:p>
        <text:p text:style-name="P22"><text:soft-page-break/>s črpákom na retiazke;</text:p>
        <text:p text:style-name="P22">do blata kľakám a prihýnam si:</text:p>
        <text:p text:style-name="P3">Na zdravie nášho sh<text:span text:style-name="T3">ľ</text:span>adania!</text:p>
        <text:p text:style-name="P3"/>
        <text:p text:style-name="P22">Ty vieš, pinkavka, kde všade som chodil,</text:p>
        <text:p text:style-name="P22">akým perím sa krášlil;</text:p>
        <text:p text:style-name="P4">tvoj štebot z piskora ako liek som si kvapkal,</text:p>
        <text:p text:style-name="P22">zemitá, svieža pažiť môjho detstva!</text:p>
        <text:p text:style-name="P3"/>
        <text:p text:style-name="P22">Len h<text:span text:style-name="T3">ŕ</text:span>čte sa ku mne, voňavé, verne lásky,</text:p>
        <text:p text:style-name="P22">domec pod lipou, štepnica, studňa, pes;</text:p>
        <text:p text:style-name="P22">do pŕs svojej básne navždy vás vytetujem.</text:p>
        <text:p text:style-name="P3"/>
        <text:p text:style-name="P21">Keď mňa už nebude — môj odkaz zrkadlite!</text:p>
        <text:p text:style-name="P3"/>
        <text:p text:style-name="P21"/>
        <text:p text:style-name="P22">Ako sladko sa sedí pod mukyňou,</text:p>
        <text:p text:style-name="P22">keď ja<text:span text:style-name="T3">rná</text:span> háveď na husličkách vŕzga;</text:p>
        <text:p text:style-name="P22"><text:soft-page-break/>keď moja vlasť je čašou pohostinnou,</text:p>
        <text:p text:style-name="P22">z ktorej sa leje blahodarná miazga.</text:p>
        <text:p text:style-name="P3"/>
        <text:p text:style-name="P22">Tuto kedysi môj dedo, čo bol tkáčom,</text:p>
        <text:p text:style-name="P22">s privretým zrakom klenul si vzdušné mosty.</text:p>
        <text:p text:style-name="P4">Učil ma vravieť i spievať rečou vtáčou,</text:p>
        <text:p text:style-name="P22">aj biť sa za práva a ľudské dôstojnosti.</text:p>
        <text:p text:style-name="P3"/>
        <text:p text:style-name="P22">Na veži udiera predvečemá šiesta,</text:p>
        <text:p text:style-name="P22">keď slnko na sklone vystiera vejár páva;</text:p>
        <text:p text:style-name="P22">v dedine curká mlieko a v diaľke dymia mestá.</text:p>
        <text:p text:style-name="P22">Len niekto lapá dych.</text:p>
        <text:p text:style-name="P3">Za dobou pokrivkáva.</text:p>
        <text:p text:style-name="P3"/>
        <text:p text:style-name="P22">Ja viem, že moje pero napĺňacie</text:p>
        <text:p text:style-name="P22">doposiaľ málo prispievalo k dielu.</text:p>
        <text:p text:style-name="P4">No aspoň odteraz — pokiaľ srdce vládze,</text:p>
        <text:p text:style-name="P22">chcem spievať hrdú ľudstva epopeju.</text:p>
        <text:p text:style-name="P3"><text:soft-page-break/></text:p>
        <text:p text:style-name="P22">Ako sladko sa sedí pod mukyňou,</text:p>
        <text:p text:style-name="P22">keď jarná háveď na husličkách cvŕka;</text:p>
        <text:p text:style-name="P22">keď moja vlasť je čašou pohostinnou,</text:p>
        <text:p text:style-name="P22">keď kvitne,</text:p>
        <text:p text:style-name="P22">hýri</text:p>
        <text:p text:style-name="P3">sťa jediná lúka.</text:p>
        <text:p text:style-name="P3"/>
        <text:p text:style-name="P21"/>
        <text:p text:style-name="P21"/>
        <text:p text:style-name="P26"><text:span text:style-name="T2">Môj </text:span><text:span text:style-name="T1">otec, dobrý záhradník,</text:span></text:p>
        <text:p text:style-name="P22">očkoval svojim tretiakom</text:p>
        <text:p text:style-name="P22">lásku k rodnej reči.</text:p>
        <text:p text:style-name="P22"/>
        <text:p text:style-name="P4">A nedovolil čmeliakom</text:p>
        <text:p text:style-name="P22">vykrádať detské srdcia.</text:p>
        <text:p text:style-name="P3"/>
        <text:p text:style-name="P21">Lež on —</text:p>
        <text:p text:style-name="P3"><text:soft-page-break/>učitel a štepár vychýrený</text:p>
        <text:p text:style-name="P3">zvrátil sa ako štep, rozčesnutý bleskom.</text:p>
        <text:p text:style-name="P3"/>
        <text:p text:style-name="P22">Rád by som ho zdvihol,</text:p>
        <text:p text:style-name="P22">vrúbik doňho vklinil,</text:p>
        <text:p text:style-name="P22">poobviazal lykom</text:p>
        <text:p text:style-name="P22">a zalepil voskom.</text:p>
        <text:p text:style-name="P3"/>
        <text:p text:style-name="P22">Dnes opäť vidím jeho štepnicu:</text:p>
        <text:p text:style-name="P22">tú ľudskú,</text:p>
        <text:p text:style-name="P22">aj tú rastlinnú.</text:p>
        <text:p text:style-name="P3">Obe sa krásne ujaly.</text:p>
        <text:p text:style-name="P3">Zakvitly.</text:p>
        <text:p text:style-name="P3">Rodia.</text:p>
        <text:p text:style-name="P3">Nezhynú!</text:p>
        <text:p text:style-name="P3"/>
        <text:p text:style-name="P21"/>
        <text:p text:style-name="P25">JARNÁ</text:p>
        <text:p text:style-name="P25"><text:soft-page-break/></text:p>
        <text:p text:style-name="P21">Zas už sa chystá jar. Puky sú naplnené.</text:p>
        <text:p text:style-name="P4">Lúč f<text:span text:style-name="T3">ŕ</text:span>kol do brázdy — v tú blahodarnú diež.</text:p>
        <text:p text:style-name="P22">Zem dýcha mastnotou, čuť spodnej sily chvenie</text:p>
        <text:p text:style-name="P22">a srdcia vibrujú jak najjemnejšia spiež.</text:p>
        <text:p text:style-name="P3"/>
        <text:p text:style-name="P21">Briežkom a úvozmi stekajú kalné jarky.</text:p>
        <text:p text:style-name="P4">Starý sneh, cintľavý, ako vek plný škvŕn,</text:p>
        <text:p text:style-name="P22">či márnou bolesťou nasiakle žlté hárky,</text:p>
        <text:p text:style-name="P22">redne a sinavie a stlieva v hojde vín.</text:p>
        <text:p text:style-name="P5"/>
        <text:p text:style-name="P23">V<text:tab/>maštaliach pri žľaboch nepokoj statkom mrví.</text:p>
        <text:p text:style-name="P23">Na dvore družstevnom hospodár klope pluh</text:p>
        <text:p text:style-name="P23">a dievky hrdielka. Vesna im žblnká v krvi,</text:p>
        <text:p text:style-name="P23">hrudník sa nadýma prstencom mladých túh.</text:p>
        <text:p text:style-name="P3"/>
        <text:p text:style-name="P22">Aj básnik chystá sa. V priečinku cúdi osev.</text:p>
        <text:p text:style-name="P22">Vybrúša ceruzu na najjemnejší hrot.</text:p>
        <text:p text:style-name="P4"><text:soft-page-break/>Ak vlani ešte stál vo vzduchoprázdnej póze,</text:p>
        <text:p text:style-name="P22">dnes iste vyčarí najkrajšiu z jarných ód.</text:p>
        <text:p text:style-name="P3"/>
        <text:p text:style-name="P21"/>
        <text:p text:style-name="P21">PÍŠŤALY</text:p>
        <text:p text:style-name="P3"/>
        <text:p text:style-name="P22">O tomto čase, o jari,</text:p>
        <text:p text:style-name="P22">už sme po lúkach behali,</text:p>
        <text:p text:style-name="P22">púšťali plte v mlynici,</text:p>
        <text:p text:style-name="P22">klobúčik ostal na klinci.</text:p>
        <text:p text:style-name="P3"/>
        <text:p text:style-name="P22">O tomto čase, v apríli,</text:p>
        <text:p text:style-name="P22">už sme do prútov faklili;</text:p>
        <text:p text:style-name="P22">píšťaly naše vŕbové</text:p>
        <text:p text:style-name="P22">ozývaly sa sborove.</text:p>
        <text:p text:style-name="P3"/>
        <text:p text:style-name="P22">Nebo — belasý povojník</text:p>
        <text:p text:style-name="P22">cedilo lúče na chodník</text:p>
        <text:p text:style-name="P22"><text:soft-page-break/>a v spŕške jeho medenky</text:p>
        <text:p text:style-name="P22">brodili sme sa po členky.</text:p>
        <text:p text:style-name="P3"/>
        <text:p text:style-name="P22">Boli sme spití ozónom,</text:p>
        <text:p text:style-name="P22">vlasťou a rodným domovom.</text:p>
        <text:p text:style-name="P22">Keď bude ve<text:span text:style-name="T3">ľ</text:span>ký každý z nás,</text:p>
        <text:p text:style-name="P22">vybrúsi si ju na topás.</text:p>
        <text:p text:style-name="P22"/>
        <text:p text:style-name="P4">A dnes po rokoch, o jari,</text:p>
        <text:p text:style-name="P22">všetci sme slovu dostáli.</text:p>
        <text:p text:style-name="P22">Vedno, zhmýrení nad vlasťou,</text:p>
        <text:p text:style-name="P22">sná<text:span text:style-name="T3">š</text:span>ame nektár do plástov.</text:p>
        <text:p text:style-name="P3"/>
        <text:p text:style-name="P22">Tú píšťal z detstva vŕbovú</text:p>
        <text:p text:style-name="P22">premenil náš vek v kovovú,</text:p>
        <text:p text:style-name="P22">by húdla zrána na streche</text:p>
        <text:p text:style-name="P22">k práci a ľudstvu k poteche.</text:p>
        <text:p text:style-name="P3"/>
        <text:p text:style-name="P21"><text:soft-page-break/></text:p>
        <text:p text:style-name="P21">CHLIEB</text:p>
        <text:p text:style-name="P3"/>
        <text:p text:style-name="P22">Ledva odbily štyri na hodinách</text:p>
        <text:p text:style-name="P22">a z nášho pitvora odtiahla noc teplá,</text:p>
        <text:p text:style-name="P22">precitol muší párik v pivóniách —</text:p>
        <text:p text:style-name="P22">mať moja chlieb piekla.</text:p>
        <text:p text:style-name="P22"/>
        <text:p text:style-name="P4">Kvások jej prevísal, stekal po zásterke,</text:p>
        <text:p text:style-name="P22">lakte i čelo mala zamúčené;</text:p>
        <text:p text:style-name="P22">vrtela sitkom a vážila v mierke,</text:p>
        <text:p text:style-name="P22">ruky do cesta zahrúžené.</text:p>
        <text:p text:style-name="P3"/>
        <text:p text:style-name="P22">A keď som <text:span text:style-name="T3">c</text:span>upol s vŕzgavého lôžka,</text:p>
        <text:p text:style-name="P22">zas prikladala na oheň,</text:p>
        <text:p text:style-name="P22">v kávovej šálke penila sa kožka</text:p>
        <text:p text:style-name="P22">a voňal čerstvý postruheň.</text:p>
        <text:p text:style-name="P3"/>
        <text:p text:style-name="P22"><text:soft-page-break/>Povedz mi, mama, prečo potom v škole,</text:p>
        <text:p text:style-name="P22">keď som chlieb s maslom obhrýzal,</text:p>
        <text:p text:style-name="P22">cively na mňa deti v nemom bôle</text:p>
        <text:p text:style-name="P22">a jazýček im ovísal?</text:p>
        <text:p text:style-name="P3"/>
        <text:p text:style-name="P22">Tak som sa delil s požehnaným krajcom</text:p>
        <text:p text:style-name="P22">s detvákmi, ktoré večne trápil hlad.</text:p>
        <text:p text:style-name="P4">Veď hoci málo, predsa viacej mal som</text:p>
        <text:p text:style-name="P22">chleba i šiat.</text:p>
        <text:p text:style-name="P3"/>
        <text:p text:style-name="P22">Dnes už ten drobizg víri po závodoch</text:p>
        <text:p text:style-name="P22">a vykuruje pekárne,</text:p>
        <text:p text:style-name="P22">s nami sa delí v požehnaných plodoch,</text:p>
        <text:p text:style-name="P22">keď domácu pec nemáme.</text:p>
        <text:p text:style-name="P3"/>
        <text:p text:style-name="P22">A ty už starneš, sladká moja mati,</text:p>
        <text:p text:style-name="P22">sivie ti vlasov pradivo;</text:p>
        <text:p text:style-name="P22">namiesto múky vlas ti slnko zláti</text:p>
        <text:p text:style-name="P22"><text:soft-page-break/>a usmievaš sa na život.</text:p>
        <text:p text:style-name="P3"/>
        <text:p text:style-name="P21"/>
        <text:p text:style-name="P21">NÁVŠTEVA</text:p>
        <text:h text:style-name="P45" text:outline-level="1"><text:bookmark text:name="bookmark3"/></text:h>
        <text:p text:style-name="P19"><text:span text:style-name="T3">N</text:span>ože podaj, básnik, ruku,</text:p>
        <text:p text:style-name="P20">vedno v skusy pôjdeme.</text:p>
        <text:p text:style-name="P20">Ko<text:span text:style-name="T3">ľ</text:span>ko hráškov hrká v struku,</text:p>
        <text:p text:style-name="P20">zakliesnenom do zeme!</text:p>
        <text:p text:style-name="P3"/>
        <text:p text:style-name="P22">Navštívime malý domec,</text:p>
        <text:p text:style-name="P22">učupený v agáčí;</text:p>
        <text:p text:style-name="P22">kopec, na ňom kŕdeľ</text:p>
        <text:p text:style-name="P22">oviec dojemne sa rozb<text:span text:style-name="T3">ľ</text:span>a<text:span text:style-name="T3">č</text:span>í.</text:p>
        <text:p text:style-name="P3"/>
        <text:p text:style-name="P22">Žblnkne voda v Starom jarku,</text:p>
        <text:p text:style-name="P22">kŕknu žaby v močidle,</text:p>
        <text:p text:style-name="P22">zakopneme v muchotrávku,</text:p>
        <text:p text:style-name="P22"><text:soft-page-break/>o vtáčika v osídle.</text:p>
        <text:p text:style-name="P3"/>
        <text:p text:style-name="P22">Na Dielec sa vyštveráme</text:p>
        <text:p text:style-name="P22">poliať kvety ochablé,</text:p>
        <text:p text:style-name="P22">podiviť sa dávnej dráme</text:p>
        <text:p text:style-name="P22">v tichom riečnom zrkadle.</text:p>
        <text:p text:style-name="P3"/>
        <text:p text:style-name="P22">Podaj ruku, pohneme sa,</text:p>
        <text:p text:style-name="P22">pastier trúbi v dedine,</text:p>
        <text:p text:style-name="P22">hviezda bledne,</text:p>
        <text:p text:style-name="P22">nôcka klesá</text:p>
        <text:p text:style-name="P22">v chladnej hmlistej patine!</text:p>
        <text:p text:style-name="P3"/>
        <text:p text:style-name="P22">Mať už chystá čerstvé krajce,</text:p>
        <text:p text:style-name="P22">mokrý cedák vyschol už,</text:p>
        <text:p text:style-name="P22">puká v kroví vtáčie vajce,</text:p>
        <text:p text:style-name="P22">von sa <text:span text:style-name="T3">ď</text:span>obe chocholúš.</text:p>
        <text:p text:style-name="P3"/>
        <text:p text:style-name="P22"><text:soft-page-break/>Palička sa mrví v kúte,</text:p>
        <text:p text:style-name="P22">úvozom chce harašiť,</text:p>
        <text:p text:style-name="P22">mŕtve hračky zabudnuté</text:p>
        <text:p text:style-name="P22">vzbúdzajú sa, zas chcú žiť.</text:p>
        <text:p text:style-name="P3"/>
        <text:p text:style-name="P22">Ko<text:span text:style-name="T3">ľ</text:span>ko rokov prešlo tokom</text:p>
        <text:p text:style-name="P22">rodnej hronskej doliny!</text:p>
        <text:p text:style-name="P4">Koľkým rokom s triezvym okom</text:p>
        <text:p text:style-name="P22">účtovať sme povinní!</text:p>
        <text:p text:style-name="P3"/>
        <text:p text:style-name="P22">Navštívime známe miesta</text:p>
        <text:p text:style-name="P22">mladých horkokrvných snov,</text:p>
        <text:p text:style-name="P22">kde sa hadí lesná cesta</text:p>
        <text:p text:style-name="P22">úžľabinou belostnou.</text:p>
        <text:p text:style-name="P3"/>
        <text:p text:style-name="P22"><text:span text:style-name="T3">Ň</text:span>ou si cupkal spolu s tatkom</text:p>
        <text:p text:style-name="P22">s malým detským uzlíkom,</text:p>
        <text:p text:style-name="P22">v lete zamatovým chládkom,</text:p>
        <text:p text:style-name="P22"><text:soft-page-break/>v zime v huňke so psíkom.</text:p>
        <text:p text:style-name="P3"/>
        <text:p text:style-name="P22">Koľko dobrých, verných dunčov</text:p>
        <text:p text:style-name="P22">detstvo moje strážilo!</text:p>
        <text:p text:style-name="P4">Zmenili sa v spektrum lúčov,</text:p>
        <text:p text:style-name="P22">či v chrasť lesných pahýlov.</text:p>
        <text:p text:style-name="P3"/>
        <text:p text:style-name="P22">Belo, Lapaj, Bodrík, Cigán,</text:p>
        <text:p text:style-name="P22">Zadva, Boj sa, Trha<text:span text:style-name="T3">ň</text:span>a —</text:p>
        <text:p text:style-name="P22">to sme vedno drali vigan</text:p>
        <text:p text:style-name="P22">na výlete do báňa.</text:p>
        <text:p text:style-name="P3"/>
        <text:p text:style-name="P22">To sme spolu trtúlili</text:p>
        <text:p text:style-name="P22">po krtincoch, po hlohu</text:p>
        <text:p text:style-name="P22">a s vtáčikom rosu pili,</text:p>
        <text:p text:style-name="P22">zachyteným za nohu.</text:p>
        <text:p text:style-name="P3"/>
        <text:p text:style-name="P22">To sme spolu vracali</text:p>
        <text:p text:style-name="P22"><text:soft-page-break/>sa uvá<text:span text:style-name="T3">ľ</text:span>aní, samá p<text:span text:style-name="T3">ľ</text:span>ušť,</text:p>
        <text:p text:style-name="P22">kým otcova gu<text:span text:style-name="T3">ľ</text:span>ovnica</text:p>
        <text:p text:style-name="P22">ozvenila tichú húšť.</text:p>
        <text:p text:style-name="P3"/>
        <text:p text:style-name="P22">Doma čakala už miska</text:p>
        <text:p text:style-name="P22">a kosť v plytkom tanieri...</text:p>
        <text:p text:style-name="P22">Kde ste moje zlaté psiská,</text:p>
        <text:p text:style-name="P22">moji strážni anjeli?</text:p>
        <text:p text:style-name="P3"/>
        <text:p text:style-name="P22">Tam vás rúčky zakopaly</text:p>
        <text:p text:style-name="P22">na záhumní pod pažiť.</text:p>
        <text:p text:style-name="P4">Keď <text:span text:style-name="T3">č</text:span>loveka čelo páli,</text:p>
        <text:p text:style-name="P22">príde hrob váš ovlažiť.</text:p>
        <text:p text:style-name="P3"/>
        <text:p text:style-name="P22">Odľahne mu, upokojí</text:p>
        <text:p text:style-name="P22">srdce — jemnú ladičku,</text:p>
        <text:p text:style-name="P22">ktorou ladil na hoboji</text:p>
        <text:p text:style-name="P22">rozvŕzganú pesničku.</text:p>
        <text:p text:style-name="P3"><text:soft-page-break/></text:p>
        <text:p text:style-name="P22">Básnik, tvoja noha váha,</text:p>
        <text:p text:style-name="P22">nechce vstúpiť do detstva —</text:p>
        <text:p text:style-name="P22">prevrhla sa star<text:span text:style-name="T3">á</text:span> v<text:span text:style-name="T3">á</text:span>ha</text:p>
        <text:p text:style-name="P22">so závažím sebectva.</text:p>
        <text:p text:style-name="P3"/>
        <text:p text:style-name="P22">Načo budiť mŕtve larvy</text:p>
        <text:p text:style-name="P22">vyleptaných obrazov,</text:p>
        <text:p text:style-name="P22">keď tu hýria nové farby</text:p>
        <text:p text:style-name="P22">zaľudnenou oázou?</text:p>
        <text:p text:style-name="P3"/>
        <text:p text:style-name="P22">Už z básnika samotára</text:p>
        <text:p text:style-name="P22">a z osady Pustých Nív</text:p>
        <text:p text:style-name="P22">život mocný útvar sv<text:span text:style-name="T3">á</text:span>ra,</text:p>
        <text:p text:style-name="P22">s krásnym menom: Kolektív.</text:p>
        <text:p text:style-name="P3"/>
        <text:p text:style-name="P21">Pozri, dnes tvoj rodný domec</text:p>
        <text:p text:style-name="P6">o školu sa opiera</text:p>
        <text:p text:style-name="P24"><text:soft-page-break/>a družstevný kŕde<text:span text:style-name="T3">ľ</text:span> oviec</text:p>
        <text:p text:style-name="P24">pot trochárstva sotiera.</text:p>
        <text:p text:style-name="P3"/>
        <text:p text:style-name="P22">Na záhumní traktor zuní,</text:p>
        <text:p text:style-name="P22">opradený rannou hmlou,</text:p>
        <text:p text:style-name="P22">až kým dumn<text:span text:style-name="T3">ý</text:span> kosák luny</text:p>
        <text:p text:style-name="P22">neblysne sa oblohou.</text:p>
        <text:p text:style-name="P3"/>
        <text:p text:style-name="P22">Doma sedí sladká mati,</text:p>
        <text:p text:style-name="P22">tá obratá oliva;</text:p>
        <text:p text:style-name="P22">jej vlas ako v inovati.</text:p>
        <text:p text:style-name="P22">Šťastné chvíle dožíva.</text:p>
        <text:p text:style-name="P3"/>
        <text:p text:style-name="P22">Čaká syna, že sa zjaví</text:p>
        <text:p text:style-name="P22">na chvíľkovú návštevu.</text:p>
        <text:p text:style-name="P22">Polaská mu dávne jazvy</text:p>
        <text:p text:style-name="P22">a posmelí do spevu.</text:p>
        <text:p text:style-name="P3"/>
        <text:p text:style-name="P21"><text:soft-page-break/></text:p>
        <text:p text:style-name="P21">HNIEZDA</text:p>
        <text:p text:style-name="P18"/>
        <text:p text:style-name="P87"><text:span text:style-name="T3">P</text:span>opred okná nám veslovaly</text:p>
        <text:p text:style-name="P87">tie malé, aerodynamické tvory,</text:p>
        <text:p text:style-name="P87">čo na chrbátoch nosievaly</text:p>
        <text:p text:style-name="P87">vášnivý juh a vôňu morí.</text:p>
        <text:p text:style-name="P87"/>
        <text:p text:style-name="P29">Pod strechu sa nám nanosily,</text:p>
        <text:p text:style-name="P53">naliahly celú perepúť,</text:p>
        <text:p text:style-name="P53">z machného žľabu vodu pily —</text:p>
        <text:p text:style-name="P53">nie a nie od nás odvyknúť.</text:p>
        <text:p text:style-name="P3"/>
        <text:p text:style-name="P53">Povedz, čím som ti učaroval,</text:p>
        <text:p text:style-name="P53">vtáčatko s chvostom klinovým,</text:p>
        <text:p text:style-name="P53">že som ako ty diaľky snoval,</text:p>
        <text:p text:style-name="P53">hltavo hladiac do novín,</text:p>
        <text:p text:style-name="P50"><text:span text:style-name="T1"/></text:p>
        <text:p text:style-name="P83"><text:span text:style-name="T1">ktoré písaly o Taliansku,</text:span></text:p>
        <text:p text:style-name="P83"><text:soft-page-break/><text:span text:style-name="T1">o palmách, réve, o myrtách —</text:span></text:p>
        <text:p text:style-name="P83"><text:span text:style-name="T1">že som nervózne lovil lásku</text:span></text:p>
        <text:p text:style-name="P83"><text:span text:style-name="T1">sťa faun na malých kopýtkach?</text:span></text:p>
        <text:p text:style-name="P83"><text:span text:style-name="T1"/></text:p>
        <text:p text:style-name="P84"><text:span text:style-name="T1">Veď toľko lásky bolo treba</text:span></text:p>
        <text:p text:style-name="P84"><text:span text:style-name="T1">do roka dvakrát merať púť</text:span></text:p>
        <text:p text:style-name="P84"><text:span text:style-name="T1">pre lacný ošiaľ sicílskeho neba</text:span></text:p>
        <text:p text:style-name="P84"><text:span text:style-name="T1">na svoju vlasť nezabudnúť.</text:span></text:p>
        <text:p text:style-name="P83"><text:span text:style-name="T1"/></text:p>
        <text:p text:style-name="P29">A zas sa zvítať so zrúcaným hniezdom,</text:p>
        <text:p text:style-name="P53">lietať po hlinu, po steblo,</text:p>
        <text:p text:style-name="P53">kým opäť stálo v tôni líp a brestov</text:p>
        <text:p text:style-name="P53">mohutné vtáčie pueblo,</text:p>
        <text:p text:style-name="P53"/>
        <text:p text:style-name="P29">s tým, že ho nesmie do budúcej jari</text:p>
        <text:p text:style-name="P53">už kradmá ruka znivočiť.</text:p>
        <text:p text:style-name="P3"/>
        <text:p text:style-name="P53">Hoci kým kvitnú ruže na chotári,</text:p>
        <text:p text:style-name="P53">vždy oplatí sa začať život žiť!</text:p>
        <text:p text:style-name="P3"><text:soft-page-break/></text:p>
        <text:p text:style-name="P21"/>
        <text:p text:style-name="P21">KĽÚČE</text:p>
        <text:p text:style-name="P3"/>
        <text:p text:style-name="P53">Pri dverách na klinci</text:p>
        <text:p text:style-name="P53">v priestrannej kuchyni</text:p>
        <text:p text:style-name="P53">visel sväzok kľúčov.</text:p>
        <text:p text:style-name="P3">Ten najväčší z nich — od ľavej bránicky,</text:p>
        <text:p text:style-name="P3">kadiaľ sa išlo k organu,</text:p>
        <text:p text:style-name="P3">ten trochu menší — od vežových zvonov.</text:p>
        <text:p text:style-name="P29">Tam si opieral môj dedo čugaňu,</text:p>
        <text:p text:style-name="P53">keď sa bol vrátil z obchôdzky domov.</text:p>
        <text:p text:style-name="P3"/>
        <text:p text:style-name="P53">A každým poludním, päť minút pred dvanástou,</text:p>
        <text:p text:style-name="P53">keď ustal na chvíľu horúčkovitý ošiaľ,</text:p>
        <text:p text:style-name="P53">vkročil k nám mendíček, na lakti s veľkou chrastou,</text:p>
        <text:p text:style-name="P53">a vežový kľúč sosňal.</text:p>
        <text:p text:style-name="P3"/>
        <text:p text:style-name="P53"><text:soft-page-break/>Spolu sme stúpali chladnými skl<text:span text:style-name="T4">e</text:span>peniami</text:p>
        <text:p text:style-name="P53">po vŕzgajúcich schodoch;</text:p>
        <text:p text:style-name="P53">chlp netopierov šramotil nad hlavami</text:p>
        <text:p text:style-name="P53">sťa v hrôzostrašných kódoch.</text:p>
        <text:p text:style-name="P53"/>
        <text:p text:style-name="P29">Čo nevidieť sme stredného rozkývali</text:p>
        <text:p text:style-name="P53">k poteche hrabáčkam, koscom —</text:p>
        <text:p text:style-name="P53">a naše subtílne srdiečka vyzváňaly</text:p>
        <text:p text:style-name="P53">do rytmu s kovovým srdcom.</text:p>
        <text:p text:style-name="P53"/>
        <text:p text:style-name="P29">Šly naše pozdravy, preliate v zvonovinu,</text:p>
        <text:p text:style-name="P53">vo štyri sveta kraje.</text:p>
        <text:p text:style-name="P29">Šly úkoj rozdávať a meniť domovinu</text:p>
        <text:p text:style-name="P53">v čarovné inotaje.</text:p>
        <text:p text:style-name="P53"/>
        <text:p text:style-name="P29">On, že keď vyrastie, pôjde sa k majstrom učiť,</text:p>
        <text:p text:style-name="P53">liať bude krásne zvony:</text:p>
        <text:p text:style-name="P53">v ich zvuku stíchne vták a ruže budú pučiť,</text:p>
        <text:p text:style-name="P53"><text:soft-page-break/>rásť ľudia, dielne, domy.</text:p>
        <text:p text:style-name="P3"/>
        <text:p text:style-name="P53">Zavesil mendí<text:span text:style-name="T4">č</text:span>ek bútľavý kľúč od veže</text:p>
        <text:p text:style-name="P53">v kuchyni do kúta a viac ho neodvesil.</text:p>
        <text:p text:style-name="P3">Odišiel do sveta, kde poznal nové spieže.</text:p>
        <text:p text:style-name="P3">Dnes iné zvony miesi.</text:p>
        <text:p text:style-name="P3"/>
        <text:p text:style-name="P21">Zpod jeho silných rúk (s nich dávno sfŕkly</text:p>
        <text:p text:style-name="P3">chrasty)</text:p>
        <text:p text:style-name="P29">lejú sa do foriem žeravé, jasné prúdy,</text:p>
        <text:p text:style-name="P53">krajšie, než vysníval v najsmelšom detskom</text:p>
        <text:p text:style-name="P3">šťastí,</text:p>
        <text:p text:style-name="P3">veď lejú, stvárňujú a kalia nových ľudí.</text:p>
        <text:p text:style-name="P3"/>
        <text:p text:style-name="P21"/>
        <text:p text:style-name="P21">ŽRIEDLA</text:p>
        <text:p text:style-name="P3"/>
        <text:p text:style-name="P53">Dbal z duba vydlabaný</text:p>
        <text:p text:style-name="P53"><text:soft-page-break/>a m<text:span text:style-name="T4">ĺ</text:span>kva ihra drobných skaliek v ňom.</text:p>
        <text:p text:style-name="P29">To naše detstvo vyvieralo,</text:p>
        <text:p text:style-name="P53">z boľavých matiek odpútané</text:p>
        <text:p text:style-name="P53">v záružlí opojnom.</text:p>
        <text:p text:style-name="P53"/>
        <text:p text:style-name="P29">My vedeli sme čariť pramene</text:p>
        <text:p text:style-name="P53">bez formúl, bez prútkov.</text:p>
        <text:p text:style-name="P29">Stačilo pažiť oskalpovať,</text:p>
        <text:p text:style-name="P53">ukazovákom bodnúť v hlinu,</text:p>
        <text:p text:style-name="P53">zamávať perútkou —</text:p>
        <text:p text:style-name="P3"/>
        <text:p text:style-name="P53">hneď striekla žila spuchlej zeme,</text:p>
        <text:p text:style-name="P53">zalejúc detskú hruď;</text:p>
        <text:p text:style-name="P53">mokvala tráva ako rana,</text:p>
        <text:p text:style-name="P53">kvapky sa vedno posplietaly</text:p>
        <text:p text:style-name="P53">v nepretržitý prúd.</text:p>
        <text:p text:style-name="P53"/>
        <text:p text:style-name="P29">Sedem žriedel som v našom dvore vzkriesil,</text:p>
        <text:p text:style-name="P53"><text:soft-page-break/>obdaril jamkou, dbalmi ohradil</text:p>
        <text:p text:style-name="P53">a starý sádok, vekmi zanedbaný,</text:p>
        <text:p text:style-name="P53">kde hýril bodliak, pŕhľava a nešvár,</text:p>
        <text:p text:style-name="P53">vozdajšou rosou omladil.</text:p>
        <text:p text:style-name="P53"/>
        <text:p text:style-name="P29">Príspevok môjho detstva pretváraniu</text:p>
        <text:p text:style-name="P53">ovládateľnej prírody.</text:p>
        <text:p text:style-name="P29">Teraz, keď kraj mi rozdychčane rastie,</text:p>
        <text:p text:style-name="P53">nestíham ani vyplieť všetko chrastie —</text:p>
        <text:p text:style-name="P53">až hanbiť sa mi prichodí.</text:p>
        <text:p text:style-name="P53"/>
        <text:p text:style-name="P3">Dbal z duba vydlabaný</text:p>
        <text:p text:style-name="P3">dosť dávno dohnil, dobe splatil daň.</text:p>
        <text:p text:style-name="P29">A dnes, keď žriedla nafty, zemných plynov</text:p>
        <text:p text:style-name="P53">tryskajú, prúdia mojou domovinou,</text:p>
        <text:p text:style-name="P53">ja rád si myslím naň.</text:p>
        <text:p text:style-name="P3"/>
        <text:p text:style-name="P21"/>
        <text:p text:style-name="P21"><text:soft-page-break/><text:span text:style-name="T4">C</text:span>ESTA</text:p>
        <text:p text:style-name="P3"/>
        <text:p text:style-name="P21">MIŠKOVI POVAŽANOVI, KTORÝ TIE<text:span text:style-name="T4">Ž</text:span> <text:span text:style-name="T4">Ň</text:span>OU ŠIEL</text:p>
        <text:p text:style-name="P30"/>
        <text:p text:style-name="P55">V lete prašná, v zime mokvavá —</text:p>
        <text:p text:style-name="P55">a nad ňou nebo, nízke, modré</text:p>
        <text:p text:style-name="P55">ako dno kávovej šálky.</text:p>
        <text:p text:style-name="P29">Hneď od Hrona, ako mostom prešla,</text:p>
        <text:p text:style-name="P53">sbierala dych a pískala si trilku;</text:p>
        <text:p text:style-name="P53">neskôr sa škriabala, nechtom do machu vpitá,</text:p>
        <text:p text:style-name="P53">šiestimi kiarmi až po najvyššiu métu.</text:p>
        <text:p text:style-name="P3">Tam stydla studnička, pod chvojím.</text:p>
        <text:p text:style-name="P3">Ťažko ju cudzí našiel.</text:p>
        <text:p text:style-name="P29">Však ona, cesta moja cintľavá,</text:p>
        <text:p text:style-name="P53">shodila batoh, na kolená kľakla,</text:p>
        <text:p text:style-name="P53">dvoma dlaňami sa v jamke plahočila,</text:p>
        <text:p text:style-name="P53">kým si jazyk namočila</text:p>
        <text:p text:style-name="P53">a smäd zahasila.</text:p>
        <text:p text:style-name="P3"><text:soft-page-break/>Kým ďalej vykročila...</text:p>
        <text:p text:style-name="P29">Prikloneným svahom sbehla poľahúčky</text:p>
        <text:p text:style-name="P53">a zasa kiarik-dva, potom stíšiť,</text:p>
        <text:p text:style-name="P29">(kým spravidelnie pulz), kropaje si sotrieť,</text:p>
        <text:p text:style-name="P53">čižmičky s pleca stoknúť na nohy.</text:p>
        <text:p text:style-name="P29">A takto pekná, obutá a vyfintená,</text:p>
        <text:p text:style-name="P53">aby ju neohovorily hriešne stvory,</text:p>
        <text:p text:style-name="P53">vstúpila do dediny.</text:p>
        <text:p text:style-name="P3"/>
        <text:p text:style-name="P53"><text:span text:style-name="T4">Ň</text:span>o<text:span text:style-name="T4">u</text:span> vozy lomozily na furmanku,</text:p>
        <text:p text:style-name="P53">ňou dvakrát denne prešla jalovina.</text:p>
        <text:p text:style-name="P29">Od ponických dielcov po Ulmanku</text:p>
        <text:p text:style-name="P53">hrala sa detstva môjho pantomíma.</text:p>
        <text:p text:style-name="P3"/>
        <text:p text:style-name="P53">Ňou vracali sa z práce podbrezovci,</text:p>
        <text:p text:style-name="P53">ňou maliniarky piesne štebotaly</text:p>
        <text:p text:style-name="P53">za sprevádzania drozdov na klenovci</text:p>
        <text:p text:style-name="P53">a cvengu mlatkov, keď Cigán tĺkol skaly.</text:p>
        <text:p text:style-name="P3"><text:soft-page-break/></text:p>
        <text:p text:style-name="P53"><text:span text:style-name="T4">Ň</text:span>ou vŕzgavala poštárkina brička,</text:p>
        <text:p text:style-name="P53">plná šedých listov so zahnutým rožkom,</text:p>
        <text:p text:style-name="P53">ňou som ronieval slzy do žajdlíčka,</text:p>
        <text:p text:style-name="P53">keď ma odvážali každú jeseň do škôl.</text:p>
        <text:p text:style-name="P3"/>
        <text:p text:style-name="P53">Ňou cválal posol v p<text:span text:style-name="T4">ľ</text:span>ušti po doktora,</text:p>
        <text:p text:style-name="P53">ňou batkaly sa ženy za regrútmi</text:p>
        <text:p text:style-name="P53">a navrátilci smutní zpoza mora...</text:p>
        <text:p text:style-name="P3"/>
        <text:p text:style-name="P21">Tak ju dnes vidím, zahmýrenú ľuďmi.</text:p>
        <text:p text:style-name="P3"/>
        <text:p text:style-name="P21"/>
        <text:p text:style-name="P29">Cestička moja, biedou vrúbená,</text:p>
        <text:p text:style-name="P53">cestička moja,</text:p>
        <text:p text:style-name="P53">vekmi zvrásnená!</text:p>
        <text:p text:style-name="P3"/>
        <text:p text:style-name="P53">Či poznáš vo mne, v tomto básnikovi</text:p>
        <text:p text:style-name="P53"><text:soft-page-break/>všetečného chlapca,</text:p>
        <text:p text:style-name="P53">ktorý krásu lovil?</text:p>
        <text:p text:style-name="P3"/>
        <text:p text:style-name="P21">Lebo ja teba ťažko poznávam.</text:p>
        <text:p text:style-name="P31"/>
        <text:p text:style-name="P56">Si krajšia, lepšia,</text:p>
        <text:p text:style-name="P56">širší rozchod máš —</text:p>
        <text:p text:style-name="P56">dnes hrčia tebou nové autobusy</text:p>
        <text:p text:style-name="P56">a hrdších ľudí premávaš.</text:p>
        <text:p text:style-name="P3"/>
        <text:p text:style-name="P21">A viem,</text:p>
        <text:p text:style-name="P29">že budeš ešte náročnejšia,</text:p>
        <text:p text:style-name="P53">bez kiarov, priama, z betónu —</text:p>
        <text:p text:style-name="P53">by pojala si čím viac rušajúcich</text:p>
        <text:p text:style-name="P53">von ráno, večer do domu.</text:p>
        <text:p text:style-name="P3"/>
        <text:p text:style-name="P29">Keď vraciaval sa národ z jarmoku,</text:p>
        <text:p text:style-name="P53">my deti vždy sme šly mu naproti;</text:p>
        <text:p text:style-name="P53"><text:soft-page-break/>brušká naduté slivkami a všečím,</text:p>
        <text:p text:style-name="P53">bosí, holohlaví, prachom upískaní,</text:p>
        <text:p text:style-name="P53">obráňané nohy, chrasty na kolenách,</text:p>
        <text:p text:style-name="P53">v hrsti krivuľu a slnce na čelách.</text:p>
        <text:p text:style-name="P29">Za druhým kiarom zabelel sa zástup,</text:p>
        <text:p text:style-name="P53">vyčíňal, húdol, kýval chvojkami;</text:p>
        <text:p text:style-name="P53">už bolo počuť ústne harmoničky,</text:p>
        <text:p text:style-name="P53">kohútí piskor, drumbľu, rapotáč,</text:p>
        <text:p text:style-name="P53">farebný balón odtrhol sa z chumľa —</text:p>
        <text:p text:style-name="P53">„Hľa, tetka Uľa!“ — „Aha, otec náš!“</text:p>
        <text:p text:style-name="P53">Jak bol dlhý, cesta, ten tvoj kilometer,</text:p>
        <text:p text:style-name="P53">kým dobehli sme k ľuďom z jarmoku,</text:p>
        <text:p text:style-name="P53">z rúk vytrhli im husárov a báby,</text:p>
        <text:p text:style-name="P53">jazýčky nadchli prajnou promincľou.</text:p>
        <text:p text:style-name="P29">Tu sa nám zdalo, že je Radvaň Mekkou</text:p>
        <text:p text:style-name="P53">a kába v Mekke želatínou mäkkou</text:p>
        <text:p text:style-name="P53">a cesta moja, prašná, zapadlá —</text:p>
        <text:p text:style-name="P53">pútnickou magistrálou.</text:p>
        <text:p text:style-name="P3"><text:soft-page-break/></text:p>
        <text:p text:style-name="P21">Mú, mú, mú —</text:p>
        <text:p text:style-name="P3">kravy sa s paše vracajú.</text:p>
        <text:p text:style-name="P3">Je podvečer.</text:p>
        <text:p text:style-name="P29">A paprčkami zo skál krešú iskry,</text:p>
        <text:p text:style-name="P53">ktoré sťa životaschopné ikry</text:p>
        <text:p text:style-name="P53">do lona zeme padajú.</text:p>
        <text:p text:style-name="P3"/>
        <text:p text:style-name="P53">Cáp, cáp, cáp —</text:p>
        <text:p text:style-name="P53">už predok vchádza do obce.</text:p>
        <text:p text:style-name="P3">Je podvečer.</text:p>
        <text:p text:style-name="P29">Ja ohrabielkom, vlečúc starý šechtár,</text:p>
        <text:p text:style-name="P53">shŕňam trus s cesty — starostlivý cestár,</text:p>
        <text:p text:style-name="P53">by pole rodilo a stromy daly ovocie.</text:p>
        <text:p text:style-name="P3"/>
        <text:p text:style-name="P53">Curk, curk, curk —</text:p>
        <text:p text:style-name="P53">curkajú kvapky pôdoja.</text:p>
        <text:p text:style-name="P3">Je podvečer.</text:p>
        <text:p text:style-name="P3"><text:soft-page-break/>Cesta je prázdna, ospalá.</text:p>
        <text:p text:style-name="P3">Schladilo, zmokla. Nesála.</text:p>
        <text:p text:style-name="P3"/>
        <text:p text:style-name="P21">Doprajme svetu pokoja...</text:p>
        <text:p text:style-name="P3"/>
        <text:p text:style-name="P3">Raz, to som ešte príliš nevedel, že sa svet nekončí za posledným domom našej malej obce, ale že jej dieliky a katastre sťa poludníky jablka v iných úvratiach, záhumniach a chalúpkach pokračujú, tedy raz, ako vravím, so trojročný hlaváň a zaťatec v strachu pred trestom (<text:span text:style-name="T4">č</text:span>o som len vyviedol?!) utekal som z domu, brodiac sa pehavou vlhkou cestou po stopách čried a vozov, oči som hore nepozdvihol, rozkopával som skaly, do <text:span text:style-name="T4">ľ</text:span>udí som str­kal, nevšímal som si ich príhovory — a takto pu­tujúc s’ pol hodiny došiel som k obielenému kilometrovníku a obkročmo som si naň sadol.</text:p>
        <text:p text:style-name="P3">A vtedy sa zvony z celého okolia rozkývaly a rozhlaholily. A všetkých vtákov zo zahniezdených veží vyplašily. A všetky potoky na chvíľu pristavily. A všetky vrcholce stromov prečesaly. A vše­tkým zlostným, zaťatým srdciam ľady rozpustily. Od Hrona zahrkotal voz. „Čo to znamená, strýko?“ „Vojna sa skončila, syn môj!“</text:p>
        <text:p text:style-name="P3">Voz hrkotal, furman hajskal a ja som sa vracal z púte.</text:p>
        <text:p text:style-name="P3"><text:soft-page-break/></text:p>
        <text:p text:style-name="P53"><text:span text:style-name="T4">K</text:span>äde ťa, cestička,</text:p>
        <text:p text:style-name="P53">kädenáhle skrížim,</text:p>
        <text:p text:style-name="P3">za môjho premôjho šuhajka sa súžim.</text:p>
        <text:p text:style-name="P3"/>
        <text:p text:style-name="P53">Ty pre mňa znamenáš</text:p>
        <text:p text:style-name="P53">hymä samie trapy;</text:p>
        <text:p text:style-name="P3">ach, my smutnie ženy, ke<text:span text:style-name="T4">ď</text:span> odídu chlapi!</text:p>
        <text:p text:style-name="P3"/>
        <text:p text:style-name="P53">Či to za robotou,</text:p>
        <text:p text:style-name="P53">či to za regrútov;</text:p>
        <text:p text:style-name="P3">šatôčky močíme za každou zákrutou.</text:p>
        <text:p text:style-name="P3"/>
        <text:p text:style-name="P53">Keby len šatôčky,</text:p>
        <text:p text:style-name="P53">lež aj vpadlie líčka...</text:p>
        <text:p text:style-name="P3">Vráťže mi v jeseni milýho, cestička!</text:p>
        <text:p text:style-name="P3"/>
        <text:p text:style-name="P21"/>
        <text:p text:style-name="P3"><text:soft-page-break/>Raz cesta moja bola cestou krvavou.</text:p>
        <text:p text:style-name="P3"/>
        <text:p text:style-name="P53">Jedna z pyšných jedlí, čo ju lemovaly,</text:p>
        <text:p text:style-name="P53">podťatá — chlapa privrzla.</text:p>
        <text:p text:style-name="P29">Tam čupel v garáte zjazvený, pomliaždený,</text:p>
        <text:p text:style-name="P53">prikrytý papradím, rebričím, lopúchmi.</text:p>
        <text:p text:style-name="P29">Krv vlasy slepila, líca mu opuchly,</text:p>
        <text:p text:style-name="P53">strmo dýchal a zomieral.</text:p>
        <text:p text:style-name="P3"/>
        <text:p text:style-name="P21">Potom ho na voz naložili.</text:p>
        <text:p text:style-name="P29">Hajs, volky, do mesta, odvezte nešťastníka —</text:p>
        <text:p text:style-name="P53">h<text:span text:style-name="T4">ľ</text:span>a tratí po ceste mince pre koristníka:</text:p>
        <text:p text:style-name="P53">krvavé kvapôčky, čo miešajú sa s prachom.</text:p>
        <text:p text:style-name="P53">Ten strom a či cesta azda boly vrahom?</text:p>
        <text:p text:style-name="P53">Vrah sedel v závetrí, v banke a po burzách,</text:p>
        <text:p text:style-name="P53">tučnel a fajčil havanu.</text:p>
        <text:p text:style-name="P3"/>
        <text:p text:style-name="P21"/>
        <text:p text:style-name="P21"><text:soft-page-break/>Raz cesta moja bola cestou hladovou.</text:p>
        <text:p text:style-name="P3"/>
        <text:p text:style-name="P21">Polia nerodily, na píle zastal gátor.</text:p>
        <text:p text:style-name="P29">Pomrzlo malinčie a hríbov nenarástlo,</text:p>
        <text:p text:style-name="P53">kačičky sklátil mor, dojnice, zarieknuté,</text:p>
        <text:p text:style-name="P53">púšťaly z vemien krv a chudokrvné maslo.</text:p>
        <text:p text:style-name="P3">Štos šindľov práchnivel, nik nechcel pokryť</text:p>
        <text:p text:style-name="P3">strechu,</text:p>
        <text:p text:style-name="P29">celý kraj biedu trel. A ľuďom pre potechu</text:p>
        <text:p text:style-name="P53">iba slávik na pni nôtil nostalgiu.</text:p>
        <text:p text:style-name="P3"/>
        <text:p text:style-name="P53">Vtedy cesta moja šla na kalváriu</text:p>
        <text:p text:style-name="P53">a každý jej míľnik bol štáciou biedy.</text:p>
        <text:p text:style-name="P29">Ženy s prázdnym košom chodily do mesta</text:p>
        <text:p text:style-name="P53">a prázdnu nádej z mesta odnášaly.</text:p>
        <text:p text:style-name="P29">Lež boh, ktorému za chrbát viedla cesta,</text:p>
        <text:p text:style-name="P53">ani raz nechcel na bochník zmeni<text:span text:style-name="T4">ť</text:span> skaly.</text:p>
        <text:p text:style-name="P3"/>
        <text:p text:style-name="P53"><text:soft-page-break/>A vtedy prvýkrát brezovskí robotníci</text:p>
        <text:p text:style-name="P53">vrhli päsť do výšky a vzdorn<text:span text:style-name="T4">e</text:span> zamávali.</text:p>
        <text:p text:style-name="P3"/>
        <text:p text:style-name="P21"/>
        <text:p text:style-name="P21">Raz cesta moja bola ces<text:span text:style-name="T4">t</text:span>ou svadobnou.</text:p>
        <text:p text:style-name="P3"/>
        <text:p text:style-name="P53">Kráčal som do briežku v mladíckych rozpakoch,</text:p>
        <text:p text:style-name="P53">dlaň v dlani — popri mne cupkala moja víla.</text:p>
        <text:p text:style-name="P53">Poznala okolie z častého rozprávania —</text:p>
        <text:p text:style-name="P53">však vtedy prvý raz ho dychom oteplila.</text:p>
        <text:p text:style-name="P29">Nikdy biele brezy nemal<text:span text:style-name="T4">y</text:span> takú náplasť,</text:p>
        <text:p text:style-name="P53"><text:span text:style-name="T4">š</text:span>u<text:span text:style-name="T4">š</text:span>ky sa zmenily na tisíc lampiónov.</text:p>
        <text:p text:style-name="P3">Hodiny na veži odbily v diaľke dvanásť.</text:p>
        <text:p text:style-name="P3">Nevestu som si odvádzal domov.</text:p>
        <text:p text:style-name="P3"/>
        <text:p text:style-name="P53">A potom čistinka a prameň rozzurčaný,</text:p>
        <text:p text:style-name="P53">pri ňom sme tíšili nezhasiteľnú túžbu;</text:p>
        <text:p text:style-name="P53">dlaň bola črpákom, jej lono plodný čajník,</text:p>
        <text:p text:style-name="P53"><text:soft-page-break/>mach skytal baldachýn a dumné duby hudbu.</text:p>
        <text:p text:style-name="P29">Čo bude, povedz, z nás, čo len z našich detí,</text:p>
        <text:p text:style-name="P53">z tých kvapiek živice, plaziacich sa kmeňom?</text:p>
        <text:p text:style-name="P53"/>
        <text:p text:style-name="P29">Noví krásni ľudia, odvahou odetí,</text:p>
        <text:p text:style-name="P53">vo svete zmenenom a šťastím naplnenom!</text:p>
        <text:p text:style-name="P3"/>
        <text:p text:style-name="P21"/>
        <text:p text:style-name="P21">Raz cesta moja bola cestou vojnovou.</text:p>
        <text:p text:style-name="P3"/>
        <text:p text:style-name="P53">Nad fľakom spálenísk sčervenelo nebo,</text:p>
        <text:p text:style-name="P53">tritonské pozúny do jej uzlín vnikly,</text:p>
        <text:p text:style-name="P53">jedľami zatria<text:span text:style-name="T4">s</text:span>lo, v škraň mužov vniklo striebro,</text:p>
        <text:p text:style-name="P53">ochkaly vdovice a deti strachom zhíkly.</text:p>
        <text:p text:style-name="P29">Nitka cesty mojej nasiakla čerstvou krvou,</text:p>
        <text:p text:style-name="P53">hne<text:span text:style-name="T4">ď</text:span> bola felčiarom — obväzovala rany.</text:p>
        <text:p text:style-name="P53">Vlastenci jastrili, plížiac sa hustou horou</text:p>
        <text:p text:style-name="P53">a zbrane štekaly na všetky štyri strany.</text:p>
        <text:p text:style-name="P3"><text:soft-page-break/></text:p>
        <text:p text:style-name="P53">Nep<text:span text:style-name="T4">ú</text:span>š<text:span text:style-name="T4">ť</text:span>aj, cestička, na našich nepriateľa</text:p>
        <text:p text:style-name="P53">cez chrbty barikád, pomedzi zátarasy;</text:p>
        <text:p text:style-name="P29">(našich sc<text:span text:style-name="T4">v</text:span>rkl<text:span text:style-name="T4">ý</text:span> <text:span text:style-name="T4">o</text:span>driad a hentých hrozne veľa)</text:p>
        <text:p text:style-name="P53">dub, nohy podkladaj a tŕň, ty kváč mu vlasy!</text:p>
        <text:p text:style-name="P53">Tak bolo. Stalo sa. Vyhnali ľudožrúta.</text:p>
        <text:p text:style-name="P3">Odtiahol, zanechal <text:span text:style-name="T4">v</text:span> garátoch kostry tankov.</text:p>
        <text:p text:style-name="P29">Tá cesta cintľavá, na slučku zadrhnutá,</text:p>
        <text:p text:style-name="P53">zdolala presilu.</text:p>
        <text:p text:style-name="P3">Zas dýcha voľným vánkom.</text:p>
        <text:p text:style-name="P3"/>
        <text:p text:style-name="P21"/>
        <text:p text:style-name="P21">Dnes cesta moja, dnes je cestou mierovou.</text:p>
        <text:p text:style-name="P32"/>
        <text:p text:style-name="P57">V tichu, čo zavládlo po rozštekanej vrave,</text:p>
        <text:p text:style-name="P57">sťa psíča ranené lízala si labu.</text:p>
        <text:p text:style-name="P29">Skromná, bez účasti na honosivej sláve</text:p>
        <text:p text:style-name="P53">čerpala nových síl a vodu pila z žľabu.</text:p>
        <text:p text:style-name="P53"><text:soft-page-break/>Spomneli si na ňu. Vryli ju do medailí.</text:p>
        <text:p text:style-name="P53">Dostala telefón, autobus, elektrinu,</text:p>
        <text:p text:style-name="P53">že bude spojivom miest, fabrík, diaľnych dial<text:span text:style-name="T4">í —</text:span></text:p>
        <text:p text:style-name="P53">od hál Hukostavu až k modranskému vínu.</text:p>
        <text:p text:style-name="P3"/>
        <text:p text:style-name="P53">Cifruje, šatí sa, denne sa vánkom češe,</text:p>
        <text:p text:style-name="P53">do dĺžky, do šírky, rozrastá každým smerom.</text:p>
        <text:p text:style-name="P53">Kde včera Cigánik, dnes motor skaly kreše,</text:p>
        <text:p text:style-name="P53">kde včera lopatou, dnes cestár buldozérom.</text:p>
        <text:p text:style-name="P29">Z rúbane na pílu rapocú ťažké autá,</text:p>
        <text:p text:style-name="P53">či dodávkový voz so zapentleným ojcom.</text:p>
        <text:p text:style-name="P53">Kvílivá fujara, dnes znieš jak rezká flauta</text:p>
        <text:p text:style-name="P53">do nôty hrabáčkam, do kroku podbrezovcom.</text:p>
        <text:p text:style-name="P3"/>
        <text:p text:style-name="P21"/>
        <text:p text:style-name="P21">Raz cesta moja bude cestou...</text:p>
        <text:p text:style-name="P3"/>
        <text:p text:style-name="P53">Nemám dosť slov dnes opísať jej slávu,</text:p>
        <text:p text:style-name="P53"><text:soft-page-break/>slávu mojej cesty, viesky, rodnej vlasti.</text:p>
        <text:p text:style-name="P29">Len toľko, že rád by vedľa nej skloniť hlavu,</text:p>
        <text:p text:style-name="P53">keď už raz vyhasnem a premením sa na stín.</text:p>
        <text:p text:style-name="P29">Keď srdce dotlčie a ruka mi skrahne,</text:p>
        <text:p text:style-name="P53">keď pero vypustí, ktorým som ľudu spieval,</text:p>
        <text:p text:style-name="P53">keď budem ľahučký, že sotva tráva s<text:span text:style-name="T4">ľ</text:span>ahne</text:p>
        <text:p text:style-name="P53">pod tiažou mojich pliec, sotrasúc kvapky perál.</text:p>
        <text:p text:style-name="P3"/>
        <text:p text:style-name="P53">Tam k nej ma uložte, na brehy mojej cesty,</text:p>
        <text:p text:style-name="P53">na úboč výslnia ku kilometrovníku,</text:p>
        <text:p text:style-name="P53">kde žriedlo vibruje, kde hojdajú sa bresty</text:p>
        <text:p text:style-name="P53">a kde vtač nadýma svoju harmoniku.</text:p>
        <text:p text:style-name="P3">Tam chcem spať.</text:p>
        <text:p text:style-name="P93">Lebo sa bojím cintorína,</text:p>
        <text:p text:style-name="P87">samoty, osuhlí, ticha a mŕtvej hliny.</text:p>
        <text:p text:style-name="P3">Však cesta živá je. Rušná a pohostinná.</text:p>
        <text:p text:style-name="P3"><text:span text:style-name="T4">Ň</text:span>ou národ putuje do mesta, do dediny.</text:p>
        <text:p text:style-name="P34"/>
        <text:p text:style-name="P76"><text:soft-page-break/>DRUHÝ BREH</text:p>
        <text:p text:style-name="P76"/>
        <text:p text:style-name="P76">RYŽIARKY</text:p>
        <text:p text:style-name="P59"/>
        <text:p text:style-name="P60">V kraji, kde kvitla Romeova láska,</text:p>
        <text:p text:style-name="P60">je všetko historicky dojemné:</text:p>
        <text:p text:style-name="P60">či hrob Júliin, či Montekova maska,</text:p>
        <text:p text:style-name="P60">či Kapuletovo brnenie.</text:p>
        <text:p text:style-name="P60"/>
        <text:p text:style-name="P36">Však dnes mám v mysli iné Giulietty</text:p>
        <text:p text:style-name="P62">než zatuchnuté múzeá —</text:p>
        <text:p text:style-name="P62">po brehoch Pádu moje oko letí,</text:p>
        <text:p text:style-name="P62">na ryžoviská pozerá.</text:p>
        <text:p text:style-name="P62"/>
        <text:p text:style-name="P36">Húf mladých dievčat — sukne vykasané</text:p>
        <text:p text:style-name="P62">povyše kolien, brodí zátopou,</text:p>
        <text:p text:style-name="P62">ryžové štice oboplieva v bahne</text:p>
        <text:p text:style-name="P62">pod slnkom rozpálenou oblohou.</text:p>
        <text:p text:style-name="P3"><text:soft-page-break/></text:p>
        <text:p text:style-name="P62">Slamený klobúk zacláňa im čelá,</text:p>
        <text:p text:style-name="P62">hlien spína členky lámkou drvené</text:p>
        <text:p text:style-name="P62">a predsa robia, hemžia sa s<text:span text:style-name="T5">ť</text:span>a včela</text:p>
        <text:p text:style-name="P62">a nôtia piesne dojemné.</text:p>
        <text:p text:style-name="P62"/>
        <text:p text:style-name="P36">Celých šesť týždňov nevystrú si chrbty</text:p>
        <text:p text:style-name="P62">a v siedmy týždeň klesnú z únavy;</text:p>
        <text:p text:style-name="P62">do skrehlých dlaní stisnú panské drobty,</text:p>
        <text:p text:style-name="P62">na plecia pinke<text:span text:style-name="T5">ľ</text:span> deng<text:span text:style-name="T5">ľ</text:span>avý</text:p>
        <text:p text:style-name="P3"/>
        <text:p text:style-name="P62">a idú domov, za rodinou, za snom —</text:p>
        <text:p text:style-name="P62">brázdiť ďalej život bez radosti, nerovný,</text:p>
        <text:p text:style-name="P62">v ktorom biedna mzda je len záchranným pásom —</text:p>
        <text:p text:style-name="P62">ani nepomysliac na milencov z Verony.</text:p>
        <text:p text:style-name="P3"/>
        <text:p text:style-name="P21">No meč Romeov už je v dobrej hrsti.</text:p>
        <text:p text:style-name="P36">Nie aby vylial zbytočne krv spenenú,</text:p>
        <text:p text:style-name="P62"><text:soft-page-break/>ale preklal systém zlý a bez milosti</text:p>
        <text:p text:style-name="P62">a kliesnil cestu rovnosti a brieždeniu.</text:p>
        <text:p text:style-name="P3"/>
        <text:p text:style-name="P21"/>
        <text:p text:style-name="P77">REGINA COELI</text:p>
        <text:p text:style-name="P77"/>
        <text:p text:style-name="P62">Pod hrdým Janikulským vŕškom</text:p>
        <text:p text:style-name="P62">na brehu blatistého Tibera</text:p>
        <text:p text:style-name="P62">stáročných múrov hladné zuby vyciera</text:p>
        <text:p text:style-name="P62">rímska väznica</text:p>
        <text:p text:style-name="P62">Kráľovná nebies.</text:p>
        <text:p text:style-name="P62"/>
        <text:p text:style-name="P36">Je to päťsto krokov od slávnej baziliky</text:p>
        <text:p text:style-name="P62">a tristo krokov od Vestálkinho chrámu.</text:p>
        <text:p text:style-name="P38">V Kráľovnej nebies ešte dnes viažu na kolíky</text:p>
        <text:p text:style-name="P64">a mocnú vôľu zatvrdilcov lámu.</text:p>
        <text:p text:style-name="P64"/>
        <text:p text:style-name="P3">Jej stavbu neplánoval božský Buonarotti.</text:p>
        <text:p text:style-name="P36"><text:soft-page-break/>Tí, čo ju stavali, od kniežat dekrét mali.</text:p>
        <text:p text:style-name="P62">Vládnúci Pius bol skôr pre ako proti</text:p>
        <text:p text:style-name="P62">a Matky božej sa o povolenie nepýtali.</text:p>
        <text:p text:style-name="P3">Len meno jej vzali.</text:p>
        <text:p text:style-name="P21"/>
        <text:p text:style-name="P36">Pod dusnú sutanu Kráľovnej nebies</text:p>
        <text:p text:style-name="P62">po roky prúdily karavány:</text:p>
        <text:p text:style-name="P62">do krýpt a do klád, do pút, do želiez.</text:p>
        <text:p text:style-name="P62">Odkýval sudca, čo diktovali páni.</text:p>
        <text:p text:style-name="P62"/>
        <text:p text:style-name="P36">Tu v mukách skapínal odvážny moreplavec,</text:p>
        <text:p text:style-name="P62">že zem objavenú rozkradol niekto pred ním;</text:p>
        <text:p text:style-name="P62">tu z krvi vysýchal nespratný hviezdopravec,</text:p>
        <text:p text:style-name="P62">že vesmír vykladal logickým dôvodením.</text:p>
        <text:p text:style-name="P3"/>
        <text:p text:style-name="P62">Tu neraz praskával stuchnutý oheň hraníc,</text:p>
        <text:p text:style-name="P62">by mnícha zoškvaril, že zotrváva v blude,</text:p>
        <text:p text:style-name="P62">čo kričal zaťato zpod sovretých saníc:</text:p>
        <text:p text:style-name="P3"><text:soft-page-break/>Doba vás prekľaje, keď môj blud pravdou bude!</text:p>
        <text:p text:style-name="P3"/>
        <text:p text:style-name="P62">Sem viedly eskorty vzbúrených panských sluhov</text:p>
        <text:p text:style-name="P62">v odpoveď markýzom čo našli iba slinu.</text:p>
        <text:p text:style-name="P36">Ich chrbát, plný rán, zaihral náhle dúhou.</text:p>
        <text:p text:style-name="P62">Patrónka väzenia nenašla na nich vinu.</text:p>
        <text:p text:style-name="P5"/>
        <text:p text:style-name="P63">V kŕčoch sa zmietala mladučká republika.</text:p>
        <text:p text:style-name="P3">Nech žije Mazzini! Zm<text:span text:style-name="T5">ar</text:span> a smrť cudzej fajte!</text:p>
        <text:p text:style-name="P3">Tu došla z Gaety pápežská encyklika:</text:p>
        <text:p text:style-name="P3">Vrátim sa, však luzu v Kráľovnú nebies dajte!</text:p>
        <text:p text:style-name="P3"/>
        <text:p text:style-name="P62">Po rokoch, keď fórom dunel krok Kesselringa,</text:p>
        <text:p text:style-name="P62">Kráľovná nebies bezmála nestačila.</text:p>
        <text:p text:style-name="P36">Kde sa len berie v tých tvárach ako sfinga,</text:p>
        <text:p text:style-name="P62">v tých tvárach vlastencov tá hrdosť a tá sila?</text:p>
        <text:p text:style-name="P3"/>
        <text:p text:style-name="P21"/>
        <text:p text:style-name="P62"><text:soft-page-break/>Pod hrdým Janikulským vŕškom</text:p>
        <text:p text:style-name="P62">na brehu zatuchlého Tibera</text:p>
        <text:p text:style-name="P62">cez hrmot dejín a stáročnou spŕškou</text:p>
        <text:p text:style-name="P62">sťa hnusný jašter dodnes chrbát vystiera</text:p>
        <text:p text:style-name="P62">rímska väznica Kráľovná nebies.</text:p>
        <text:p text:style-name="P3"/>
        <text:p text:style-name="P62">A putujú sem v otrhaných trikách</text:p>
        <text:p text:style-name="P62">vlastenec, bedár v zosilnenej eskorte,</text:p>
        <text:p text:style-name="P62">kým päťsto krokov — v slávnych bazilikách</text:p>
        <text:p text:style-name="P62">zvestúva prelát milosť v pôstnej exhorte.</text:p>
        <text:p text:style-name="P3"/>
        <text:p text:style-name="P62">Bezzemok, ktorý osial holé feudá,</text:p>
        <text:p text:style-name="P62">vlastenec, ktorý cudzinca von vyháňa,</text:p>
        <text:p text:style-name="P62">obranca, ktorý mier si kradnúť nedá,</text:p>
        <text:p text:style-name="P62">proletár, ktorý väz pred krivdou neskláňa.</text:p>
        <text:p text:style-name="P3"/>
        <text:p text:style-name="P62">Kráľovná nebies, bledá ako krieda,</text:p>
        <text:p text:style-name="P62">prijíma všetkých.</text:p>
        <text:p text:style-name="P3"><text:soft-page-break/>Peterský zvon vyzváňa.</text:p>
        <text:p text:style-name="P3"/>
        <text:p text:style-name="P62">Však slabne v gruntoch. Čas ju v trosku premieňa.</text:p>
        <text:p text:style-name="P62">Dnes-zajtra padne, sebou strhnúc zlovládu.</text:p>
        <text:p text:style-name="P3">Na novú stavbu ľud si chystá lešenia.</text:p>
        <text:p text:style-name="P3">Už vidím v duchu jej prekrásnu fasádu!</text:p>
        <text:p text:style-name="P3"/>
        <text:p text:style-name="P21"/>
        <text:p text:style-name="P21">RYTCI KAMEJÍ</text:p>
        <text:p text:style-name="P3"/>
        <text:p text:style-name="P21"><text:span text:style-name="T5">Z</text:span> vyhliadky San Martino</text:p>
        <text:p text:style-name="P3">objíma oko najkrajšiu panorámu na svete:</text:p>
        <text:p text:style-name="P3">kaprijské vilky,</text:p>
        <text:p text:style-name="P3">neapolský záliv,</text:p>
        <text:p text:style-name="P3">úbočia Vezuva, ľahučkým mrakom zastreté.</text:p>
        <text:p text:style-name="P3"/>
        <text:p text:style-name="P62">A každý výletník, čo hlce krásu letkom,</text:p>
        <text:p text:style-name="P62">prv ako ide ďalej,</text:p>
        <text:p text:style-name="P36"><text:soft-page-break/>vstúpi do jedného z pošmúmych malých skliepkov</text:p>
        <text:p text:style-name="P62">kúpiť si kamej.</text:p>
        <text:p text:style-name="P3"/>
        <text:p text:style-name="P62">Rytci kamejí, od vekov usadení na výhliadke,</text:p>
        <text:p text:style-name="P62">s otca na syna rúče si remeslo podávali;</text:p>
        <text:p text:style-name="P62">podobní básnikom alebo zlatej priadke</text:p>
        <text:p text:style-name="P62">z poddajnej masy rozličné figúrky stvárňovali:</text:p>
        <text:p text:style-name="P3"/>
        <text:p text:style-name="P62">profily vladárov, cyprusy, morské kvety</text:p>
        <text:p text:style-name="P62">alebo skupinky mytologických výjavov,</text:p>
        <text:p text:style-name="P62">hlavy krásavíc, umelej, bledej pleti,</text:p>
        <text:p text:style-name="P62">v pozadí s vlnobitím, či s modrou neba výšavou.</text:p>
        <text:p text:style-name="P3"/>
        <text:p text:style-name="P36">A takto po veky, nech bol hlad lebo vojny,</text:p>
        <text:p text:style-name="P62">ak ryli, tak ryli do masy klamnú krásu —</text:p>
        <text:p text:style-name="P36">(v telách im čupel mor, zrak blčal nepokojný)</text:p>
        <text:p text:style-name="P62">kamej pre hosťa — smrť, čo vyšla na terasu.</text:p>
        <text:p text:style-name="P3"/>
        <text:p text:style-name="P62"><text:soft-page-break/>Raz jeden trúfalec vtetoval do kameje</text:p>
        <text:p text:style-name="P62">tvár svojho súdruha, čo zomrel v hladomore:</text:p>
        <text:p text:style-name="P62">bola sťa tichý vzdor, sťa láva, čo sa leje,</text:p>
        <text:p text:style-name="P62">strašnejšia ako blesk, mocnejšia ako more.</text:p>
        <text:p text:style-name="P3"/>
        <text:p text:style-name="P62">Odvtedy naporad ako by sprisahaní</text:p>
        <text:p text:style-name="P62">neapolskí rytci v päsť ruky zatínajú,</text:p>
        <text:p text:style-name="P62">navzdory turistom a hosťom nevolaným</text:p>
        <text:p text:style-name="P62">do všetkých kamejí svoj protest zaklínajú.</text:p>
        <text:p text:style-name="P3"/>
        <text:p text:style-name="P62">Máš možnosť, návštevník, kúpiť si v šerom kráme</text:p>
        <text:p text:style-name="P62">najnovší výrobok rytcov z Neapola:</text:p>
        <text:p text:style-name="P62">kamej so zálivom, s víťaznou hviezdou v ráme,</text:p>
        <text:p text:style-name="P62">ktorá čo nevidieť nad mestom zaplápolá.</text:p>
        <text:p text:style-name="P3"/>
        <text:p text:style-name="P21"/>
        <text:p text:style-name="P77">ŽIVÉ PAM<text:span text:style-name="T6">Ä</text:span>TNÍKY</text:p>
        <text:p text:style-name="P21"/>
        <text:p text:style-name="P21"><text:soft-page-break/>Mrzutý cicero pošibal paličkou mramorový</text:p>
        <text:p text:style-name="P3">úlomok,</text:p>
        <text:p text:style-name="P3">„Panie a páni, toto sú staré Pompeje:</text:p>
        <text:p text:style-name="P39">ako by vyňaté zo staniolu, hoc mŕtve — pôsobivé;</text:p>
        <text:p text:style-name="P65">veď vyzerajú ako živé,</text:p>
        <text:p text:style-name="P65">keď slnko zponad Jupiterovho chrámu</text:p>
        <text:p text:style-name="P65">vykopávky lúčmi obleje.</text:p>
        <text:p text:style-name="P3"/>
        <text:p text:style-name="P65">Paláce, uličky, verejný kúpel, bordely,</text:p>
        <text:p text:style-name="P65">šestnásťročná deva, prekvapená lávou v posteli,</text:p>
        <text:p text:style-name="P65">konzervovaný strážny pes, ešte má aj obojok...</text:p>
        <text:p text:style-name="P39">Aj z nás toto bude, keď nás doba zaveje:</text:p>
        <text:p text:style-name="P65">Pompeje!“</text:p>
        <text:p text:style-name="P65"/>
        <text:p text:style-name="P3">Takéto ten šakal ľudstvu dáva nádeje?</text:p>
        <text:p text:style-name="P3">Pompeje?</text:p>
        <text:p text:style-name="P3"/>
        <text:p text:style-name="P65">Smrť v strašnej peci</text:p>
        <text:p text:style-name="P65"><text:soft-page-break/>po hýrivom, prázdnom živote?</text:p>
        <text:p text:style-name="P3">Pečenie v láve</text:p>
        <text:p text:style-name="P3">ako zemiaky či gaštany?</text:p>
        <text:p text:style-name="P3">Posledný výdych v škrípaní zubov, vzlykote?</text:p>
        <text:p text:style-name="P96">Nie!</text:p>
        <text:p text:style-name="P65">Veď náš život je plný, košatý sťa platány.</text:p>
        <text:p text:style-name="P39">My šťastie na zemi namiesto kloák budujeme,</text:p>
        <text:p text:style-name="P65">hmýrime sa jak včely</text:p>
        <text:p text:style-name="P65">a náš med sýti všetkých okrem trubcov;</text:p>
        <text:p text:style-name="P65">cez lávu a popol hrdo vyklíči naše semä</text:p>
        <text:p text:style-name="P65">navzdory tmárom, podpaľačom, zhubcom!</text:p>
        <text:p text:style-name="P3"/>
        <text:p text:style-name="P21">Nie,</text:p>
        <text:p text:style-name="P39">nemáš pravdu, mrzutý sprievodca zlých Pompejí,</text:p>
        <text:p text:style-name="P65">ty chorá hlava,</text:p>
        <text:p text:style-name="P3">v ktorej miesto mozgu sú mince prepitného!</text:p>
        <text:p text:style-name="P39">My živí budeme v budúcej slávnej epopeji,</text:p>
        <text:p text:style-name="P65">nie v rumoch.</text:p>
        <text:p text:style-name="P5"><text:soft-page-break/>V deťoch, strojoch, stavbách!</text:p>
        <text:p text:style-name="P7">V lyrickej skladbe pre milého!</text:p>
        <text:p text:style-name="P3"/>
        <text:p text:style-name="P21"/>
        <text:p text:style-name="P21">KOPULY</text:p>
        <text:p text:style-name="P3"/>
        <text:p text:style-name="P40"><text:span text:style-name="T7">P</text:span>re more nevidieť vodu,</text:p>
        <text:p text:style-name="P66">pre veže nepočuť zvony.</text:p>
        <text:p text:style-name="P3">Stáda bachratých kopúl tu trúbia ako slony.</text:p>
        <text:p text:style-name="P3"/>
        <text:p text:style-name="P65">A keď tak hľadím s Gianicola</text:p>
        <text:p text:style-name="P65">dolu na rímske strechy</text:p>
        <text:p text:style-name="P65">a hodím kameň,</text:p>
        <text:p text:style-name="P65">tu roztiahnu sa kolieska v kolá,</text:p>
        <text:p text:style-name="P65">lomoziac o mestské brehy,</text:p>
        <text:p text:style-name="P65">kde praská život ako plameň.</text:p>
        <text:p text:style-name="P3"/>
        <text:p text:style-name="P65">Bachratých kopúl hrdé stáda</text:p>
        <text:p text:style-name="P65"><text:soft-page-break/>vstrebaly všetko slnce,</text:p>
        <text:p text:style-name="P65">že k holým deťom rachitickým</text:p>
        <text:p text:style-name="P65">do úzkych ulíc</text:p>
        <text:p text:style-name="P65">nevnikne nikdy jeho ojce.</text:p>
        <text:p text:style-name="P39">Plazí sa po holej zemi</text:p>
        <text:p text:style-name="P65">po historickom dláždení</text:p>
        <text:p text:style-name="P65">tých skrčkov húfik nemý,</text:p>
        <text:p text:style-name="P65">hladom a špinou vraždený.</text:p>
        <text:p text:style-name="P3"/>
        <text:p text:style-name="P65">Nad nimi sláva sveta patricijov</text:p>
        <text:p text:style-name="P65">vejú opraté plachty —</text:p>
        <text:p text:style-name="P65">ako korúhvy nad ja<text:span text:style-name="T7">rn</text:span>ou procesiou,</text:p>
        <text:p text:style-name="P65">ako výletné jachty.</text:p>
        <text:p text:style-name="P3"/>
        <text:p text:style-name="P65">Pod nimi výplach sveta patricijov</text:p>
        <text:p text:style-name="P65">hučia kanály, odtok klozetov,</text:p>
        <text:p text:style-name="P65">kde lovia s obdivuhodnou energiou</text:p>
        <text:p text:style-name="P65">kôrky starého chleba</text:p>
        <text:p text:style-name="P65"><text:soft-page-break/>alebo nepárnu obuv</text:p>
        <text:p text:style-name="P65">p<text:span text:style-name="T7">ä</text:span>stičkou malou ako pinzetou.</text:p>
        <text:p text:style-name="P3"/>
        <text:p text:style-name="P65">Zrúcajte bachraté kopuly,</text:p>
        <text:p text:style-name="P65">rozšírte všetky úzke ulice,</text:p>
        <text:p text:style-name="P65">nech decko, ktoré zub bolí,</text:p>
        <text:p text:style-name="P65">rozjasní slnce</text:p>
        <text:p text:style-name="P3">sťa plech mosadznej polnice!</text:p>
        <text:p text:style-name="P3"/>
        <text:p text:style-name="P21"/>
        <text:p text:style-name="P21">SILA</text:p>
        <text:p text:style-name="P41"/>
        <text:p text:style-name="P67">V<text:tab/>o vínnej Kalábrii</text:p>
        <text:p text:style-name="P3">pod úbočiami hrbolatej Sily</text:p>
        <text:p text:style-name="P3">už to<text:span text:style-name="T7">ľ</text:span>ko cudných, bezúhonných panien</text:p>
        <text:p text:style-name="P3">za sväté vyhlásili.</text:p>
        <text:p text:style-name="P3"/>
        <text:p text:style-name="P21">Jednu,</text:p>
        <text:p text:style-name="P39"><text:soft-page-break/>že utrpela ujmu znásilnením;</text:p>
        <text:p text:style-name="P65">druhú,</text:p>
        <text:p text:style-name="P39">že jej život bol samý pôst a vzlyky;</text:p>
        <text:p text:style-name="P65">tretiu,</text:p>
        <text:p text:style-name="P39">že onemela v extáze pred videním;</text:p>
        <text:p text:style-name="P65">ďalšiu,</text:p>
        <text:p text:style-name="P3">že v tridsiatke nemala mesiačiky.</text:p>
        <text:p text:style-name="P3"/>
        <text:p text:style-name="P21">No zvláštne,</text:p>
        <text:p text:style-name="P3">že pri tak presnej evidencii</text:p>
        <text:p text:style-name="P3">vystaly zo súvah hrdinské matky-ženy,</text:p>
        <text:p text:style-name="P3">čo tucet detí porodily,</text:p>
        <text:p text:style-name="P3">do úmoru sa lopotily,</text:p>
        <text:p text:style-name="P3">kým ich na vlastných krídlach</text:p>
        <text:p text:style-name="P3">sťa dvanásť havranov do sveta vypustily.</text:p>
        <text:p text:style-name="P3"/>
        <text:p text:style-name="P65">Hej, zvláštne,</text:p>
        <text:p text:style-name="P65">že z tejto presnej súvahy</text:p>
        <text:p text:style-name="P65"><text:soft-page-break/>vystali hrdinci, ktorí sa poduja<text:span text:style-name="T7">li</text:span></text:p>
        <text:p text:style-name="P65">kráľovstvo božie založiť tu na zemi</text:p>
        <text:p text:style-name="P65">parcelizáciou feudálnych katastrov,</text:p>
        <text:p text:style-name="P65">zveľadením Sily,</text:p>
        <text:p text:style-name="P39">pozdvihnutím ľudu, čo stáročia hlivie</text:p>
        <text:p text:style-name="P65">prikovaný k skale a v tmárstve ujarmený.</text:p>
        <text:p text:style-name="P3"/>
        <text:p text:style-name="P65">Je dobré kalabrijské víno</text:p>
        <text:p text:style-name="P65">na stole kardinálov, zvlášť v zlatom kalichu,</text:p>
        <text:p text:style-name="P65">keď klenba gotická ševelí chladným stínom</text:p>
        <text:p text:style-name="P65">a plynú modlitby nahlas i potichu.</text:p>
        <text:p text:style-name="P3"/>
        <text:p text:style-name="P65">Však ten, čo ho sadil, viazal i prešoval,</text:p>
        <text:p text:style-name="P65">nechal v ňom krv i pot,</text:p>
        <text:p text:style-name="P65">nie klenbu palácov — vyhňu mal za pov<text:span text:style-name="T7">a</text:span>l,</text:p>
        <text:p text:style-name="P65">až prišiel o život.</text:p>
        <text:p text:style-name="P3"/>
        <text:p text:style-name="P21">Snáď dostal pomazanie.</text:p>
        <text:p text:style-name="P39"><text:soft-page-break/>Možno sľub v radosť večnú</text:p>
        <text:p text:style-name="P65">v nebeských perinách, kde nebude Sily</text:p>
        <text:p text:style-name="P65">s jej biedou, hrdlačou, lež many plný tanier.</text:p>
        <text:p text:style-name="P3"/>
        <text:p text:style-name="P21">Nuž prečo by ho tu za svätca vyhlásili?</text:p>
        <text:p text:style-name="P3"/>
        <text:p text:style-name="P21"/>
        <text:p text:style-name="P21">HISTORICKÝ OBRAZ</text:p>
        <text:p text:style-name="P30"/>
        <text:p text:style-name="P54">V nedeľu tridsiateho marca</text:p>
        <text:p text:style-name="P39">na Prenestinskej ceste rodinu z bytu vyložili.</text:p>
        <text:p text:style-name="P65">Dodnes mám v očiach ten historický obraz:</text:p>
        <text:p text:style-name="P65">manželov, deti, starenu suchú, starca,</text:p>
        <text:p text:style-name="P65">ktorý sa do hrobu sťa veža v Pize chýli.</text:p>
        <text:p text:style-name="P3"/>
        <text:p text:style-name="P65">Tam stáli v úpale na Prenestinskej hradskej —</text:p>
        <text:p text:style-name="P65">hromádka nešťastia, zátišie bez nábytku.</text:p>
        <text:p text:style-name="P39">Kol autá frčaly a kone v hrdej liacke,</text:p>
        <text:p text:style-name="P65"><text:soft-page-break/>striasajúc znezrady do prachu zvädlú kytku.</text:p>
        <text:p text:style-name="P3"/>
        <text:p text:style-name="P65">Žena ju zodvihla a priložila k nozdrám,</text:p>
        <text:p text:style-name="P65">s najmenším na lone sa božou matkou zdala;</text:p>
        <text:p text:style-name="P65">tá kytka rezediek bola sťa nemý pozdrav,</text:p>
        <text:p text:style-name="P65">keď z ruky do ruky rodinkou kolovala.</text:p>
        <text:p text:style-name="P65"/>
        <text:p text:style-name="P33">V tom čase v Tivoli, kde tristo fontán spieva,</text:p>
        <text:p text:style-name="P58">znudení boháči vstávali od hostiny;</text:p>
        <text:p text:style-name="P39">v kaštieli Gandolfo si pápež víno lieval</text:p>
        <text:p text:style-name="P65">do dlaní, s povzdychom: Ja nemám na tom viny!</text:p>
        <text:p text:style-name="P65"/>
        <text:p text:style-name="P39">Na lide v Ostii, na pláži pri Anziu</text:p>
        <text:p text:style-name="P65">nedeľní meštiaci slimákov mlsne sali,</text:p>
        <text:p text:style-name="P65">gánili na more, na jeho dravú silu,</text:p>
        <text:p text:style-name="P65">jak špliecha príbojom o čadičové skaly.</text:p>
        <text:p text:style-name="P3"/>
        <text:p text:style-name="P65">A v centre veľmesta, ktorým sa Tiber ženie,</text:p>
        <text:p text:style-name="P65"><text:soft-page-break/>burzový špekulant plakátmi obil palmu,</text:p>
        <text:p text:style-name="P65">na ktorej svietilo honosné oznámenie:</text:p>
        <text:p text:style-name="P3"/>
        <text:p text:style-name="P65">STO BYTOV LUXUSNÝCH</text:p>
        <text:p text:style-name="P65">DÁVAME DO PRENÁJMU!</text:p>
        <text:p text:style-name="P65"/>
        <text:p text:style-name="P39">A predsa rodinka, ktorá sa praží v slnci,</text:p>
        <text:p text:style-name="P65">ten rímsky proletár, vyhnaný na ulicu,</text:p>
        <text:p text:style-name="P65">bez práce, bez chleba, bez mäsa v prázdnom hrnci,</text:p>
        <text:p text:style-name="P65">odháňa hrdinsky hlad — strašnú chobotnicu.</text:p>
        <text:p text:style-name="P3"/>
        <text:p text:style-name="P65">Útlak ho nezlomil, ni vojna a jej bomby,</text:p>
        <text:p text:style-name="P65">ni táto nedeľa, ukrutná, psieho rodu —</text:p>
        <text:p text:style-name="P65">môže sa utiahnuť do jaskýň, v katakomby,</text:p>
        <text:p text:style-name="P65">do trosiek antiky rímskeho vodovodu.</text:p>
        <text:p text:style-name="P3"/>
        <text:p text:style-name="P65">Veď odtiaľ útočí légia proletárov</text:p>
        <text:p text:style-name="P65">s výkrikom svätých práv na život, na robotu,</text:p>
        <text:p text:style-name="P65"><text:soft-page-break/>až raz ľud zaplaví ulice jasnou žiarou,</text:p>
        <text:p text:style-name="P65">vlejúc sa v paláce, čo rastú z jeho potu.</text:p>
        <text:p text:style-name="P3"/>
        <text:p text:style-name="P21"/>
        <text:p text:style-name="P21"><text:span text:style-name="T7">CA</text:span>SSINO</text:p>
        <text:p text:style-name="P3"/>
        <text:p text:style-name="P21">Pustovník, menom Benedikt,</text:p>
        <text:p text:style-name="P3">po dlhej vierozvestskej púti,</text:p>
        <text:p text:style-name="P3">ubodaný hmyzom v nezdravých pontských</text:p>
        <text:p text:style-name="P3">barinách,</text:p>
        <text:p text:style-name="P39">zatúžil složiť kosti</text:p>
        <text:p text:style-name="P65">v nebeských mäkkých perinách.</text:p>
        <text:p text:style-name="P3"/>
        <text:p text:style-name="P65">Na vrchu Cassino,</text:p>
        <text:p text:style-name="P65">odkial je bližšie obloha,</text:p>
        <text:p text:style-name="P65">chatrč si vystaval;</text:p>
        <text:p text:style-name="P65">pestoval stromy, víno,</text:p>
        <text:p text:style-name="P65">zabudnúc temer na boha.</text:p>
        <text:p text:style-name="P3"><text:soft-page-break/></text:p>
        <text:p text:style-name="P65">No starostliví žiaci</text:p>
        <text:p text:style-name="P65">šírili ďalej jeho semeno,</text:p>
        <text:p text:style-name="P65">založiac kláštor, hospodárstvo,</text:p>
        <text:p text:style-name="P65">prikúpiac za vyžobrané groše</text:p>
        <text:p text:style-name="P65">kravičku s plným vemenom.</text:p>
        <text:p text:style-name="P3"/>
        <text:p text:style-name="P21">Stáročia míňaly,</text:p>
        <text:p text:style-name="P3">z kláštora vznikla tvŕdza,</text:p>
        <text:p text:style-name="P3">bod, ktorý ovládol navôkol šíre kraje.</text:p>
        <text:p text:style-name="P3">Spráchnivel Benedikt,</text:p>
        <text:p text:style-name="P3">kryptu mu hlodá hrdza</text:p>
        <text:p text:style-name="P3">a pevnosť cassínska vojnami zmietaná je.</text:p>
        <text:p text:style-name="P42"/>
        <text:p text:style-name="P68">V čom si sa zmenila, krajina krásy, Miňon?</text:p>
        <text:p text:style-name="P39">Zas myrty v kvete sú i brečtan ženie z hliny,</text:p>
        <text:p text:style-name="P65">zas pastier preberá a ovce skáču pri ňom.</text:p>
        <text:p text:style-name="P39">Ba čosi pribudlo:</text:p>
        <text:p text:style-name="P65"><text:soft-page-break/>vojenské cintoríny.</text:p>
        <text:p text:style-name="P65"/>
        <text:p text:style-name="P39">Francúzsky, nemecký, britský i americký —</text:p>
        <text:p text:style-name="P65">úhľadné záhrady s hriadkami bielych krížov,</text:p>
        <text:p text:style-name="P65">slávici <text:span text:style-name="T7">li</text:span>etajú a nôtia nostalgicky,</text:p>
        <text:p text:style-name="P65">keď vietor ustane a more cítiť blízo.</text:p>
        <text:p text:style-name="P3"/>
        <text:p text:style-name="P21">Prečo ste zomreli, vy chlapci v kvete sily,</text:p>
        <text:p text:style-name="P3">Fritz Schwabe, Pierre Cadouill, John Black</text:p>
        <text:p text:style-name="P94">a Mathew Wallac?</text:p>
        <text:p text:style-name="P88">By opát a mnísi v kláštore víno pili,</text:p>
        <text:p text:style-name="P88">v bábeli nad Temžou by strmel nový palác?</text:p>
        <text:p text:style-name="P3"/>
        <text:p text:style-name="P65">Prečo? — hej to prečo, ktoré nik nezodpovie,</text:p>
        <text:p text:style-name="P65">ktoré ľud zodpovie, však páni nevnímajú,</text:p>
        <text:p text:style-name="P65">tisnúc si dlaňami tie drobné ušká sovie,</text:p>
        <text:p text:style-name="P65">kým vrecká kabátov im zisky nadúvajú.</text:p>
        <text:p text:style-name="P3"/>
        <text:p text:style-name="P65"><text:soft-page-break/>Ja nie som zvedavý, kto odlial <text:span text:style-name="T7">ľ</text:span>stivú guľku,</text:p>
        <text:p text:style-name="P65">či Krupp, či Michigan, čie boly bombardéry,</text:p>
        <text:p text:style-name="P65">ja nie som zvedavý, či z diel, či z katapultu</text:p>
        <text:p text:style-name="P65">lietaly granáty, smrť rozsievaly gvery.</text:p>
        <text:p text:style-name="P65"/>
        <text:p text:style-name="P39">Výsledok: cintorín a dvanásť tisíc krížov,</text:p>
        <text:p text:style-name="P65">zrúcané Cassino a rozmetané skaly.</text:p>
        <text:p text:style-name="P39">Keď vietor ustane a more cítiť blízo,</text:p>
        <text:p text:style-name="P65">hlas z hrobov dvíha sa:</text:p>
        <text:p text:style-name="P3">Za čo sme bojovali?</text:p>
        <text:p text:style-name="P3"/>
        <text:p text:style-name="P21"/>
        <text:p text:style-name="P39">Čas rany zacelil, kol nový život dychtí</text:p>
        <text:p text:style-name="P65">a srdce Cassina zrýchleným pulzom bije.</text:p>
        <text:p text:style-name="P65">Benedikt,</text:p>
        <text:p text:style-name="P94">ktorého vyvrhla bomba z krypty,</text:p>
        <text:p text:style-name="P88">zas leží pod dlažbou kláštornej sakristie.</text:p>
        <text:p text:style-name="P3"/>
        <text:p text:style-name="P65"><text:soft-page-break/>Von z puchu, na vzduchu,</text:p>
        <text:p text:style-name="P65">pod jasným južným nebom</text:p>
        <text:p text:style-name="P65">híkajú mulice, ľudia sa v práci roja.</text:p>
        <text:p text:style-name="P3">Zas žltnú citróny,</text:p>
        <text:p text:style-name="P3">zem vonia ražným chlebom,</text:p>
        <text:p text:style-name="P3">vinič sa kľukatí...</text:p>
        <text:p text:style-name="P3">Si krásna, Miňon moja!</text:p>
        <text:p text:style-name="P3"/>
        <text:p text:style-name="P39">Platány, olivy, cyprusy, strapce hrozna,</text:p>
        <text:p text:style-name="P65">broskyne, melóny i staré alpské tuje.</text:p>
        <text:p text:style-name="P39">Kiež by už raz navždy zhynula vojna hrozná,</text:p>
        <text:p text:style-name="P65">najkrajšie ovocie si, Miňon, vypestuješ!</text:p>
        <text:p text:style-name="P3"/>
        <text:p text:style-name="P21"/>
        <text:p text:style-name="P78">MOMENTKY</text:p>
        <text:p text:style-name="P78"/>
        <text:p text:style-name="P78">BRATISLAVA</text:p>
        <text:p text:style-name="P21"/>
        <text:p text:style-name="P21"><text:soft-page-break/></text:p>
        <text:p text:style-name="P21">Hrad stojí ten istý,</text:p>
        <text:p text:style-name="P3">ako kozoroh veže o nebo opiera</text:p>
        <text:p text:style-name="P3">a Dunaj penistý</text:p>
        <text:p text:style-name="P3">belasým okom na život pozerá.</text:p>
        <text:p text:style-name="P3"/>
        <text:p text:style-name="P21">Opáša toto mesto —</text:p>
        <text:p text:style-name="P3">obruč na súdku, zástera robotníčky —</text:p>
        <text:p text:style-name="P3">propeler starým piestom</text:p>
        <text:p text:style-name="P3">púšťa sa s valnou vlnou do potýčky.</text:p>
        <text:p text:style-name="P3"/>
        <text:p text:style-name="P65">Korytom tejto rieky vliekly</text:p>
        <text:p text:style-name="P65">sa bôle, kalná káva,</text:p>
        <text:p text:style-name="P65">valily z Viedne to zlé a biedne,</text:p>
        <text:p text:style-name="P65">podobné Etne,</text:p>
        <text:p text:style-name="P65">z ktorej sa rúti žhavá láva,</text:p>
        <text:p text:style-name="P65">čo ľudské šťastie pochováva.</text:p>
        <text:p text:style-name="P3"/>
        <text:p text:style-name="P65"><text:soft-page-break/>Korytom tejto rieky</text:p>
        <text:p text:style-name="P65">plynula vekmi strasť i sláva</text:p>
        <text:p text:style-name="P65">a ako išly veky</text:p>
        <text:p text:style-name="P65">s dejinou opreteky,</text:p>
        <text:p text:style-name="P3">viac a viac naša vždy bola Bratislava.</text:p>
        <text:p text:style-name="P3"/>
        <text:p text:style-name="P21">Však aká naša?</text:p>
        <text:p text:style-name="P3">S neduhmi, chorým feudom;</text:p>
        <text:p text:style-name="P3">meštiak a baša</text:p>
        <text:p text:style-name="P3">boli jej dávnym vredom.</text:p>
        <text:p text:style-name="P3"/>
        <text:p text:style-name="P65">Keď pristál parník</text:p>
        <text:p text:style-name="P65">a vystrel mostík matróz,</text:p>
        <text:p text:style-name="P65">pijan a márnik</text:p>
        <text:p text:style-name="P65">šiel stroviť groše na Šlós.</text:p>
        <text:p text:style-name="P3"/>
        <text:p text:style-name="P65">Potom kríž s hákom</text:p>
        <text:p text:style-name="P65">a pod ním tyran bohorovný</text:p>
        <text:p text:style-name="P65"><text:soft-page-break/>s kainovským fľakom</text:p>
        <text:p text:style-name="P65">šiel vraždiť bedač na Židovni.</text:p>
        <text:p text:style-name="P3"/>
        <text:p text:style-name="P65">Až k novej vesne,</text:p>
        <text:p text:style-name="P65">keď povykukly fialky,</text:p>
        <text:p text:style-name="P65">zaznely piesne</text:p>
        <text:p text:style-name="P65">a spŕ<text:span text:style-name="T7">c</text:span>hly kvety na tanky.</text:p>
        <text:p text:style-name="P3"/>
        <text:p text:style-name="P21"/>
        <text:p text:style-name="P65">Hrad stojí ten istý,</text:p>
        <text:p text:style-name="P65">tie isté veže o nebo opiera</text:p>
        <text:p text:style-name="P65">a Dunaj penistý</text:p>
        <text:p text:style-name="P39">belasým okom v náš život pozerá.</text:p>
        <text:p text:style-name="P65"/>
        <text:p text:style-name="P65">Opáša toto mesto</text:p>
        <text:p text:style-name="P39">jak obruč dúžky, fertuch robotni<text:span text:style-name="T7">c</text:span>e.</text:p>
        <text:p text:style-name="P65">Už vlaky hýbu piestom</text:p>
        <text:p text:style-name="P65">a chrlia davy ľudí do stanice.</text:p>
        <text:p text:style-name="P3"><text:soft-page-break/></text:p>
        <text:p text:style-name="P21">Mesto ich pre<text:span text:style-name="T7">ž</text:span>rie</text:p>
        <text:p text:style-name="P3">v úradoch, krámoch, vo fabrikách;</text:p>
        <text:p text:style-name="P3">hrad bdie a strežie,</text:p>
        <text:p text:style-name="P3">kým robotný deň rytmom tiká</text:p>
        <text:p text:style-name="P3">a srdcia-spieže</text:p>
        <text:p text:style-name="P3">klepú jak jemné perpendiká.</text:p>
        <text:p text:style-name="P3"/>
        <text:p text:style-name="P21">Na mieste Šlósu,</text:p>
        <text:p text:style-name="P39">kde páchol výšpľach poddanstva,</text:p>
        <text:p text:style-name="P65">vyzdvihlo slnko zlatú kosu,</text:p>
        <text:p text:style-name="P65">svieti na šíre priestranstvá;</text:p>
        <text:p text:style-name="P65">svet pije šťastie celým dúškom</text:p>
        <text:p text:style-name="P65">a detský drobizg s plným bruškom</text:p>
        <text:p text:style-name="P65">tu páše svoje šibalstvá.</text:p>
        <text:p text:style-name="P3"/>
        <text:p text:style-name="P65">A básnik — dedič bohémy</text:p>
        <text:p text:style-name="P65">si olejuje práchne kosti,</text:p>
        <text:p text:style-name="P65"><text:soft-page-break/>púšťa sa písať poémy</text:p>
        <text:p text:style-name="P8">o ľudskom šťastí, o radosti.</text:p>
        <text:p text:style-name="P18"/>
        <text:p text:style-name="P86"/>
        <text:p text:style-name="P91">NÁMESTIE</text:p>
        <text:p text:style-name="P91"/>
        <text:p text:style-name="P89"><text:span text:style-name="T7">Z </text:span>pondelka rána na námestí,</text:p>
        <text:p text:style-name="P89">kým slávik brnká na strunu,</text:p>
        <text:p text:style-name="P90">stavajú chlapci šťastiatepci</text:p>
        <text:p text:style-name="P90">prvomájovú tribúnu.</text:p>
        <text:p text:style-name="P90"/>
        <text:p text:style-name="P3">Mestom sa nesie klepot mlatka</text:p>
        <text:p text:style-name="P43">i trilkovanie pesničiek</text:p>
        <text:p text:style-name="P69">a každý klinec, každá latka</text:p>
        <text:p text:style-name="P69">tribúnu dvíha do výšiek.</text:p>
        <text:p text:style-name="P69"/>
        <text:p text:style-name="P44">Keď v prvom lúči hrajú svaly</text:p>
        <text:p text:style-name="P70">sťa mosadz vzácnej polnice,</text:p>
        <text:p text:style-name="P70"><text:soft-page-break/>už vidia v duchu, jak sa valí</text:p>
        <text:p text:style-name="P70">sprievod cez všetky ulice,</text:p>
        <text:p text:style-name="P70"/>
        <text:p text:style-name="P44">a pred tribúnou, tuto práve,</text:p>
        <text:p text:style-name="P70">zavíri jasom more hláv;</text:p>
        <text:p text:style-name="P70">odistí ventil smiechu, sláve —</text:p>
        <text:p text:style-name="P70">plným tónom sa rozihrá.</text:p>
        <text:p text:style-name="P70"/>
        <text:p text:style-name="P44">Poludním — mesto v páli tonie —</text:p>
        <text:p text:style-name="P70">precitnúc náhle z rojčenia,</text:p>
        <text:p text:style-name="P70">vtlčú ako by do pŕs vojne</text:p>
        <text:p text:style-name="P70">posledný klinec lešenia.</text:p>
        <text:h text:style-name="P45" text:outline-level="1"><text:bookmark-start text:name="bookmark4"/><text:bookmark-end text:name="bookmark4"/></text:h>
        <text:h text:style-name="P71" text:outline-level="1"/>
        <text:h text:style-name="P79" text:outline-level="1">VEŽE</text:h>
        <text:h text:style-name="P79" text:outline-level="1"/>
        <text:p text:style-name="P95"><text:span text:style-name="T8">N</text:span>a hornom konci veža,</text:p>
        <text:p text:style-name="P90">na dolnom zvonica;</text:p>
        <text:p text:style-name="P90"><text:soft-page-break/>výklenok — matka božia,</text:p>
        <text:p text:style-name="P90">dav pred ňou klonil sa.</text:p>
        <text:p text:style-name="P90"/>
        <text:p text:style-name="P44">Ten dav sa veky skláňal</text:p>
        <text:p text:style-name="P70">pred ňou a pred svätci;</text:p>
        <text:p text:style-name="P70">strach a či údiv vháňal</text:p>
        <text:p text:style-name="P70">ich pohľad nevädzí.</text:p>
        <text:p text:style-name="P3"/>
        <text:p text:style-name="P70">Ten dav sa veky koril</text:p>
        <text:p text:style-name="P70">pred krivdou, pred pány.</text:p>
        <text:p text:style-name="P70">Až spoznal zlý svoj omyl,</text:p>
        <text:p text:style-name="P70">zlovestne zagánil.</text:p>
        <text:p text:style-name="P3"/>
        <text:p text:style-name="P70">To skočila doň iskra</text:p>
        <text:p text:style-name="P70">poznania, revolty</text:p>
        <text:p text:style-name="P70">z Marxovho velepísma —</text:p>
        <text:p text:style-name="P70">vzal pánov na kordy.</text:p>
        <text:p text:style-name="P70"/>
        <text:p text:style-name="P44"><text:soft-page-break/>Na hornom konci vežu</text:p>
        <text:p text:style-name="P70">oškvrkly kaťuše,</text:p>
        <text:p text:style-name="P70">tú druhú blesky režú,</text:p>
        <text:p text:style-name="P70">skonáva bez duše.</text:p>
        <text:p text:style-name="P3"/>
        <text:p text:style-name="P70">Však vôkol stavby iné:</text:p>
        <text:p text:style-name="P70">naftových veží šík</text:p>
        <text:p text:style-name="P70">vyrástol na planine.</text:p>
        <text:p text:style-name="P70">Nekorí sa im nik.</text:p>
        <text:p text:style-name="P3"/>
        <text:p text:style-name="P21"/>
        <text:p text:style-name="P21">ROZHOVOR</text:p>
        <text:p text:style-name="P3"/>
        <text:p text:style-name="P21">KEDYSI</text:p>
        <text:p text:style-name="P9">— Pámbodaj, bača! Pekný deň je, všakže?</text:p>
        <text:p text:style-name="P10">— Nech ho čert <text:span text:style-name="T8">s</text:span>kára, usychajú raže!</text:p>
        <text:p text:style-name="P9">— Oj, veď nie takto! Nedávno sa lialo.</text:p>
        <text:p text:style-name="P11">— Viem, doparoma, štepy obráňalo!</text:p>
        <text:p text:style-name="P3"><text:soft-page-break/>Sadnem si. Reku: — Bača, nalejete?</text:p>
        <text:p text:style-name="P12">— Z tej sladkej a či radšej kyslej chcete?</text:p>
        <text:p text:style-name="P13">— Tak nedbám, sladkej. Len ak jej dosť máte.</text:p>
        <text:p text:style-name="P13">— Ľaď, či ste pľuha, čo tak vyberáte!</text:p>
        <text:p text:style-name="P11">— Čo s vami, bača, zrána samý pajed?</text:p>
        <text:p text:style-name="P14">— Valasi hnilač a honelník háveď.</text:p>
        <text:p text:style-name="P3">Ovce mi kapú, voláka prašina.</text:p>
        <text:p text:style-name="P3">Paša je nanič, syr samá kyslina.</text:p>
        <text:p text:style-name="P3">Nemám sa srdiť, žid pýta interes</text:p>
        <text:p text:style-name="P3">a toť mi syna pán prehol na dereš!</text:p>
        <text:p text:style-name="P3">Vrhli ho do pút (ten môj ho obuchom).</text:p>
        <text:p text:style-name="P3">Nuž a ja od Turíc skapínam záduchom.</text:p>
        <text:p text:style-name="P21"/>
        <text:p text:style-name="P3">DNES</text:p>
        <text:p text:style-name="P13"/>
        <text:p text:style-name="P72">— Dobrý deň, bača! Ako slúži zdravie?</text:p>
        <text:p text:style-name="P13">— Česť práci, ďakujem. Vrátil som sa práve.</text:p>
        <text:p text:style-name="P11">— Boli ste v meste dačo vybavovať?</text:p>
        <text:p text:style-name="P11"><text:soft-page-break/>— Ale čo! V Tatrách trochu rekreovať.</text:p>
        <text:p text:style-name="P13">— A takto bez vás slúchali valasi?</text:p>
        <text:p text:style-name="P13">— Tu u nás, bratku, ste v družstevnom salaši!</text:p>
        <text:p text:style-name="P14">— Ejha, svet ovce iste drží doma!</text:p>
        <text:p text:style-name="P35">— Odkiaľ ste prišli, súdruh, doparoma,</text:p>
        <text:p text:style-name="P61">že so mnou skúšate takto zpiatočnícky?</text:p>
        <text:p text:style-name="P3">U nás jest ovečiek dobré dve tisícky!</text:p>
        <text:p text:style-name="P15">— A ten váš predchodca, jakže sa... dedo Kment?</text:p>
        <text:p text:style-name="P16">— Musel sa vystúpiť, nezvládol kontingent.</text:p>
        <text:p text:style-name="P16">— Jaj, svet je nevďačný — dneska len mladým</text:p>
        <text:p text:style-name="P3">prajú!</text:p>
        <text:p text:style-name="P13">— Ešte čo, veď mu toť starobné vyplácajú!</text:p>
        <text:p text:style-name="P16">— Prečo ste kolibke, nevďačník, sbohom dali?</text:p>
        <text:p text:style-name="P16">— Vietor ňou lomcoval a dažde dobiedzaly!</text:p>
        <text:p text:style-name="P16">— Ach, škoda idyly — salaš sa preinačil!</text:p>
        <text:p text:style-name="P11">— Hľa, traktor. Prepáčte, už nakladať mi načim.</text:p>
        <text:p text:style-name="P3"/>
        <text:p text:style-name="P21"/>
        <text:p text:style-name="P80"><text:soft-page-break/>SPEV K ŽIVLOM</text:p>
        <text:p text:style-name="P80"/>
        <text:p text:style-name="P70"><text:span text:style-name="T8">Ó</text:span> vánky, ó vetry,</text:p>
        <text:p text:style-name="P70">zakrúžte v povetrí!</text:p>
        <text:p text:style-name="P44">Nech letí z hrudí von</text:p>
        <text:p text:style-name="P70">túžba — náš avión!</text:p>
        <text:p text:style-name="P3"/>
        <text:p text:style-name="P70">Ponad najvyššie veže</text:p>
        <text:p text:style-name="P73">nech modré výšky reže,</text:p>
        <text:p text:style-name="P73">nech šíri náš pátos</text:p>
        <text:p text:style-name="P73">srdce — vták albatros!</text:p>
        <text:p text:style-name="P73"/>
        <text:p text:style-name="P47">Ako šíp od tetivy</text:p>
        <text:p text:style-name="P73">nech meria perspektívy</text:p>
        <text:p text:style-name="P73">a nech sa vracia k zemi</text:p>
        <text:p text:style-name="P73">radarom usmernený!</text:p>
        <text:p text:style-name="P73"/>
        <text:p text:style-name="P47">Nech život kriesi z tajov</text:p>
        <text:p text:style-name="P73"><text:soft-page-break/>polnicou ligotavou,</text:p>
        <text:p text:style-name="P73">nech poznanie si delí</text:p>
        <text:p text:style-name="P73">s všetkými svetadiely!</text:p>
        <text:p text:style-name="P73"/>
        <text:p text:style-name="P47">Ó vánky, ó vetry,</text:p>
        <text:p text:style-name="P73">zakrúžte v povetrí!</text:p>
        <text:p text:style-name="P47">By kvapky vodnej pary</text:p>
        <text:p text:style-name="P73">v oblak sa pospletaly!</text:p>
        <text:p text:style-name="P3"/>
        <text:p text:style-name="P47">Nech éterický náboj</text:p>
        <text:p text:style-name="P73">odhalí vede závoj</text:p>
        <text:p text:style-name="P73">a žírna rosa mieru</text:p>
        <text:p text:style-name="P73">nech zvlaží novú éru!</text:p>
        <text:p text:style-name="P3"/>
        <text:p text:style-name="P21"/>
        <text:p text:style-name="P21">VODNÉ DIELA</text:p>
        <text:p text:style-name="P3"/>
        <text:p text:style-name="P21">Kde si vzal odvahy.</text:p>
        <text:p text:style-name="P47"><text:soft-page-break/>Váh, vekmi váhavý,</text:p>
        <text:p text:style-name="P73">vymeniť staré hrady</text:p>
        <text:p text:style-name="P73">za jazy, za priehrady?</text:p>
        <text:p text:style-name="P3"/>
        <text:p text:style-name="P73">Kde si vzal to<text:span text:style-name="T9">ľ</text:span>ko sily</text:p>
        <text:p text:style-name="P73">vykadiť vodné víly,</text:p>
        <text:p text:style-name="P73">namiesto Margít, Besných</text:p>
        <text:p text:style-name="P73">začať vek novej vesny?</text:p>
        <text:p text:style-name="P3"/>
        <text:p text:style-name="P73">Kde si vzal toľko umu</text:p>
        <text:p text:style-name="P73">neveriť ihre šumu,</text:p>
        <text:p text:style-name="P73">prúd, sliaty v harmóniu</text:p>
        <text:p text:style-name="P73">pretvoriť v energiu?</text:p>
        <text:p text:style-name="P73"/>
        <text:p text:style-name="P47">Už vráža ryba lipeň</text:p>
        <text:p text:style-name="P73">o prvý vážsky stupeň,</text:p>
        <text:p text:style-name="P73">ktoré vlasť, krivdou bitú,</text:p>
        <text:p text:style-name="P73">povedú k blahobytu.</text:p>
        <text:p text:style-name="P3"><text:soft-page-break/></text:p>
        <text:p text:style-name="P21">Kostolná 5. VII. 52</text:p>
        <text:p text:style-name="P3"/>
        <text:p text:style-name="P21"/>
        <text:p text:style-name="P81">RÁNO</text:p>
        <text:p text:style-name="P81"/>
        <text:p text:style-name="P73">Dve moje dcérky Lucia a Katka,</text:p>
        <text:p text:style-name="P73">húsatká, hybké halúzky,</text:p>
        <text:p text:style-name="P73">už od včasrána, sotva vrznú vrátka,</text:p>
        <text:p text:style-name="P73">strkajú rúčky do blúzky.</text:p>
        <text:p text:style-name="P73"/>
        <text:p text:style-name="P47">Nože nám, otec, pozri, sedem hodín,</text:p>
        <text:p text:style-name="P73">nože nám pomôž obliekať!</text:p>
        <text:p text:style-name="P47">A ja, ich otec, hoc sa práve holím,</text:p>
        <text:p text:style-name="P73">odbieham, veď chcem hrdé dcéry mať.</text:p>
        <text:p text:style-name="P3"/>
        <text:p text:style-name="P73">Mať — ako Hana — v kuchyni sa zvŕt<text:span text:style-name="T9">a</text:span></text:p>
        <text:p text:style-name="P73">(premáha spánok malátny)</text:p>
        <text:p text:style-name="P73"><text:soft-page-break/>nad mliekom, ktoré ako mača fŕka</text:p>
        <text:p text:style-name="P73">a prekypuje po platni.</text:p>
        <text:p text:style-name="P3"/>
        <text:p text:style-name="P73">Čo nevidieť sa zore môjho oka</text:p>
        <text:p text:style-name="P73">dostavia k stolu, zobák otvoriac</text:p>
        <text:p text:style-name="P73">a vnárajú ho celý do hrnčeka...</text:p>
        <text:p text:style-name="P3">Nič krajšie nad to. Vravte, čo je viac!</text:p>
        <text:p text:style-name="P3"/>
        <text:p text:style-name="P73">A ja rád pre ne (hoc v nej často málo)</text:p>
        <text:p text:style-name="P73">vytriasam obsah tobolky,</text:p>
        <text:p text:style-name="P73">aby im nikdy a nič nechýbalo,</text:p>
        <text:p text:style-name="P73">aby šly hrdé do škôlky.</text:p>
        <text:p text:style-name="P3"/>
        <text:p text:style-name="P21"/>
        <text:p text:style-name="P81">POLUDNIE</text:p>
        <text:p text:style-name="P81"/>
        <text:p text:style-name="P48">V záhradnej besiedke sedím.</text:p>
        <text:p text:style-name="P74">Prestretým obrusom vietor chvie.</text:p>
        <text:p text:style-name="P74"><text:soft-page-break/>Pri nohách prstenec dedín</text:p>
        <text:p text:style-name="P3">norí sa v letné poludnie.</text:p>
        <text:p text:style-name="P3"/>
        <text:p text:style-name="P73">Na tácni vonia šunka,</text:p>
        <text:p text:style-name="P73">cibuľa, soľ a biely chlieb.</text:p>
        <text:p text:style-name="P5">V pohári víno šumká.</text:p>
        <text:p text:style-name="P5">V diaľke sa vlní obilie.</text:p>
        <text:p text:style-name="P5"/>
        <text:p text:style-name="P63">V skutočnosť prešly plány.</text:p>
        <text:p text:style-name="P47">Vták nôti v jasnom povetrí.</text:p>
        <text:p text:style-name="P73">Kombajny krížia lány.</text:p>
        <text:p text:style-name="P3">Koľký pot sa tu ušetrí!</text:p>
        <text:p text:style-name="P3"/>
        <text:p text:style-name="P73">Daj, bože, ľudu dúhy,</text:p>
        <text:p text:style-name="P73">by mohol žiť tu v pokoji,</text:p>
        <text:p text:style-name="P73">mne síl — húsť jeho túhy</text:p>
        <text:p text:style-name="P73">na orechovom hoboji!</text:p>
        <text:p text:style-name="P3"/>
        <text:p text:style-name="P21"><text:soft-page-break/></text:p>
        <text:p text:style-name="P81">PRÍPITKY</text:p>
        <text:p text:style-name="P81"/>
        <text:p text:style-name="P49">Buďte pozdravené, novoročné nádeje,</text:p>
        <text:p text:style-name="P75">aj ty, šminkovaný novoročný kalendár,</text:p>
        <text:p text:style-name="P75">v ktorom žiaria dníčky ako vzácne kameje,</text:p>
        <text:p text:style-name="P75">plodné prácou, ktorej sa nevyrovná žiaden dar!</text:p>
        <text:p text:style-name="P3"/>
        <text:p text:style-name="P75">Tak zdraví básnik nový rok,</text:p>
        <text:p text:style-name="P75">najbližšiu budúcnosť.</text:p>
        <text:p text:style-name="P49">Zbavuje sa detských ovinok,</text:p>
        <text:p text:style-name="P75">už verí zas v svoj chlapský krok</text:p>
        <text:p text:style-name="P75">a v svoju mohúcnosť.</text:p>
        <text:p text:style-name="P75"/>
        <text:p text:style-name="P3">Tak zdraví básnik nový rok,</text:p>
        <text:p text:style-name="P3">keď ľadovou vodou umyje sa do pása.</text:p>
        <text:p text:style-name="P3">Vždy ešte verí na výrok:</text:p>
        <text:p text:style-name="P3">Dobrý je starý mok!</text:p>
        <text:p text:style-name="P49"><text:soft-page-break/>Však elán nový</text:p>
        <text:p text:style-name="P75">a nová nádej</text:p>
        <text:p text:style-name="P75">ľudstva okrasa.</text:p>
        <text:p text:style-name="P3"/>
        <text:p text:style-name="P75">Buď pozdravená novoročná trúfalosť,</text:p>
        <text:p text:style-name="P75">aj ty nové slnko, ďobúce sa z škrupiny,</text:p>
        <text:p text:style-name="P75">nech v tomto roku niet viac miesta pre žalosť,</text:p>
        <text:p text:style-name="P75">nech zlosť a hnevy rozprsknú sa v bubliny!</text:p>
        <text:p text:style-name="P3"/>
        <text:p text:style-name="P75">Tak víta básnik nový čas,</text:p>
        <text:p text:style-name="P75">na ktorý už má brnenie:</text:p>
        <text:p text:style-name="P75">krv pretočenú, mocný hlas...</text:p>
        <text:p text:style-name="P49">Veď včera ešte robil kvas,</text:p>
        <text:p text:style-name="P75">na zajtra chystá pečenie.</text:p>
        <text:p text:style-name="P3"/>
        <text:p text:style-name="P75">Bude to bocheň hojnosti —</text:p>
        <text:p text:style-name="P75">praclíky, rožky, bábovka.</text:p>
        <text:p text:style-name="P49">Stratí sa uzlík na kosti,</text:p>
        <text:p text:style-name="P75"><text:soft-page-break/>prevrhne kalich trpkosti,</text:p>
        <text:p text:style-name="P75">po veky naša hamovka.</text:p>
        <text:p text:style-name="P3"/>
        <text:p text:style-name="P75">Buď pozdravený, tohoročný letopis,</text:p>
        <text:p text:style-name="P75">ryjem ti címer, v ňom kolísky sú, nie rovy —</text:p>
        <text:p text:style-name="P75">mocný ako Samson, krásny ako Adónis,</text:p>
        <text:p text:style-name="P75">bohatý na radosť a nadovšetko mierový!</text:p>
        <text:p text:style-name="P3"/>
        <text:p text:style-name="P21"/>
        <text:p text:style-name="P82">BÁSNIK</text:p>
        <text:p text:style-name="P82"/>
        <text:p text:style-name="P49">Ťažko sa veršu darí</text:p>
        <text:p text:style-name="P75">bez svetla, bez vzduchu.</text:p>
        <text:p text:style-name="P49">Je mdlý jak zrnko pary,</text:p>
        <text:p text:style-name="P75">malátny na duchu.</text:p>
        <text:p text:style-name="P3"/>
        <text:p text:style-name="P75">Preto som vyšiel z u<text:span text:style-name="T10">rn</text:span>y,</text:p>
        <text:p text:style-name="P75">otvoril ventily,</text:p>
        <text:p text:style-name="P75"><text:soft-page-break/>by došl<text:span text:style-name="T10">y</text:span> ku mne šturmy</text:p>
        <text:p text:style-name="P75">a blesky svietily.</text:p>
        <text:p text:style-name="P3"/>
        <text:p text:style-name="P75">Strhol som krov i dvere,</text:p>
        <text:p text:style-name="P75">nech vietor vojde dnu;</text:p>
        <text:p text:style-name="P75">nech slnko do mňa perie</text:p>
        <text:p text:style-name="P75">a svieže dažde tnú.</text:p>
        <text:p text:style-name="P3"/>
        <text:p text:style-name="P75">Anténa, s výškou svetiel</text:p>
        <text:p text:style-name="P75">mi priamy dotyk skuj!</text:p>
        <text:p text:style-name="P49">Aby som neuletel,</text:p>
        <text:p text:style-name="P75">ty, <text:span text:style-name="T10">ľ</text:span>ud, ma uzemňuj!</text:p>
        <text:p text:style-name="P3"/>
        <text:p text:style-name="P75">Von, na vzduch púšťam báseň</text:p>
        <text:p text:style-name="P75">sťa húsa z podsady;</text:p>
        <text:p text:style-name="P75">nech dužie v zlatom klase</text:p>
        <text:p text:style-name="P75">a život osladí.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1" svg:font-family="Arial" style:font-family-generic="swiss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_2b__20_DropCap1" style:display-name="Normal + DropCap1" style:family="paragraph" style:master-page-name="">
      <style:paragraph-properties style:page-number="auto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Courier New" fo:font-family="'Courier New'" fo:font-size="12pt" fo:letter-spacing="normal" fo:language="sk" fo:country="none" style:font-name-asian="Courier New" style:font-family-asian="'Courier New'" style:font-size-asian="12pt" style:language-asian="sk" style:country-asian="none" style:font-name-complex="Courier New" style:font-family-complex="'Courier New'" style:font-size-complex="12pt" style:language-complex="sk" style:country-complex="none" style:text-scale="100%"/>
    </style:style>
    <style:style style:name="Hyperlink" style:family="text" style:parent-style-name="DefaultFontStyle">
      <style:text-properties fo:color="#000080" style:text-underline-style="solid" style:text-underline-width="auto" style:text-underline-color="font-color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0cm"/>
      </style:header-style>
      <style:footer-style>
        <style:header-footer-properties fo:min-height="2.54cm" fo:margin-left="0cm" fo:margin-right="0cm" fo:margin-top="2.54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minolta_c322111009340</dc:title>
    <dc:subject/>
    <meta:initial-creator/>
    <meta:keyword/>
    <dc:date>2022-11-13T15:24:53.601000000</dc:date>
    <meta:editing-duration>PT1H18M14S</meta:editing-duration>
    <meta:editing-cycles>7</meta:editing-cycles>
    <meta:generator>LibreOffice/5.4.2.2$Windows_x86 LibreOffice_project/22b09f6418e8c2d508a9eaf86b2399209b0990f4</meta:generator>
    <meta:document-statistic meta:table-count="0" meta:image-count="0" meta:object-count="0" meta:page-count="84" meta:paragraph-count="1177" meta:word-count="5888" meta:character-count="34818" meta:non-whitespace-character-count="30016"/>
  </office:meta>
</office:document-meta>
</file>